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22pt" officeooo:rsid="00157af7" officeooo:paragraph-rsid="00161b6e" style:font-size-asian="19.25pt" style:font-size-complex="22pt"/>
    </style:style>
    <style:style style:name="P2" style:family="paragraph" style:parent-style-name="Standard">
      <style:paragraph-properties fo:text-align="start" style:justify-single-word="false"/>
      <style:text-properties fo:font-size="22pt" fo:font-style="normal" style:text-underline-style="none" fo:font-weight="normal" officeooo:rsid="002bd5d5" officeooo:paragraph-rsid="00161b6e" style:font-size-asian="19.25pt" style:font-style-asian="normal" style:font-weight-asian="normal" style:font-size-complex="22pt" style:font-style-complex="normal" style:font-weight-complex="normal"/>
    </style:style>
    <style:style style:name="P3" style:family="paragraph" style:parent-style-name="Standard">
      <style:paragraph-properties fo:text-align="start" style:justify-single-word="false"/>
      <style:text-properties fo:font-size="22pt" fo:font-style="normal" style:text-underline-style="none" fo:font-weight="bold" officeooo:rsid="00582edd" officeooo:paragraph-rsid="00161b6e" style:font-size-asian="19.25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style:text-properties fo:font-size="22pt" fo:font-style="normal" style:text-underline-style="solid" style:text-underline-width="auto" style:text-underline-color="font-color" fo:font-weight="bold" officeooo:rsid="00595ea4" officeooo:paragraph-rsid="00161b6e" style:font-size-asian="19.25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fo:font-size="22pt" fo:font-style="normal" fo:font-weight="bold" officeooo:rsid="0024179c" officeooo:paragraph-rsid="00161b6e" style:font-size-asian="19.25pt" style:font-style-asian="normal" style:font-weight-asian="bold" style:font-size-complex="22pt" style:font-style-complex="normal" style:font-weight-complex="bold"/>
    </style:style>
    <style:style style:name="P6" style:family="paragraph" style:parent-style-name="Standard">
      <style:paragraph-properties fo:text-align="center" style:justify-single-word="false"/>
      <style:text-properties fo:font-size="26pt" officeooo:rsid="00157af7" officeooo:paragraph-rsid="00161b6e" style:font-size-asian="22.75pt" style:font-size-complex="26pt"/>
    </style:style>
    <style:style style:name="P7" style:family="paragraph" style:parent-style-name="Standard">
      <style:paragraph-properties fo:text-align="center" style:justify-single-word="false"/>
      <style:text-properties fo:font-size="18pt" officeooo:rsid="00157af7" officeooo:paragraph-rsid="00161b6e" style:font-size-asian="15.75pt" style:font-size-complex="18pt"/>
    </style:style>
    <style:style style:name="P8" style:family="paragraph" style:parent-style-name="Standard">
      <style:paragraph-properties fo:text-align="start" style:justify-single-word="false"/>
      <style:text-properties fo:font-size="18pt" officeooo:rsid="00157af7" officeooo:paragraph-rsid="00161b6e" style:font-size-asian="15.75pt" style:font-size-complex="18pt"/>
    </style:style>
    <style:style style:name="P9" style:family="paragraph" style:parent-style-name="Standard">
      <style:paragraph-properties fo:text-align="start" style:justify-single-word="false"/>
      <style:text-properties fo:font-size="18pt" officeooo:rsid="0016d34b" officeooo:paragraph-rsid="00161b6e" style:font-size-asian="15.75pt" style:font-size-complex="18pt"/>
    </style:style>
    <style:style style:name="P10" style:family="paragraph" style:parent-style-name="Standard">
      <style:paragraph-properties fo:text-align="start" style:justify-single-word="false"/>
      <style:text-properties fo:font-size="18pt" fo:font-weight="bold" officeooo:rsid="0016d34b" officeooo:paragraph-rsid="00161b6e"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normal" officeooo:rsid="001bbb01" officeooo:paragraph-rsid="00161b6e"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style="normal" fo:font-weight="bold" officeooo:rsid="0024179c" officeooo:paragraph-rsid="00161b6e" style:font-size-asian="18pt" style:font-style-asian="normal" style:font-weight-asian="bold" style:font-size-complex="18pt" style:font-style-complex="normal" style:font-weight-complex="bold"/>
    </style:style>
    <style:style style:name="P13" style:family="paragraph" style:parent-style-name="Standard">
      <style:paragraph-properties fo:text-align="start" style:justify-single-word="false"/>
      <style:text-properties fo:font-size="18pt" fo:font-style="normal" style:text-underline-style="none" fo:font-weight="normal" officeooo:rsid="002a08dd" officeooo:paragraph-rsid="00186064"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style:text-properties fo:font-size="18pt" fo:font-style="normal" style:text-underline-style="none" fo:font-weight="normal" officeooo:rsid="007426ad" officeooo:paragraph-rsid="00161b6e" style:font-size-asian="15.75pt" style:font-style-asian="normal" style:font-weight-asian="normal" style:font-size-complex="18pt" style:font-style-complex="normal" style:font-weight-complex="normal"/>
    </style:style>
    <style:style style:name="P15" style:family="paragraph" style:parent-style-name="Standard">
      <style:paragraph-properties fo:text-align="start" style:justify-single-word="false"/>
      <style:text-properties fo:font-size="18pt" fo:font-style="normal" style:text-underline-style="none" fo:font-weight="normal" officeooo:rsid="00e85613" officeooo:paragraph-rsid="00161b6e"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e9b45b" officeooo:paragraph-rsid="00161b6e"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properties fo:font-size="18pt" fo:font-style="normal" style:text-underline-style="none" fo:font-weight="normal" officeooo:rsid="01013a10" officeooo:paragraph-rsid="00481233" style:font-size-asian="15.75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font-size="18pt" fo:font-style="normal" style:text-underline-style="none" fo:font-weight="normal" officeooo:rsid="01013a10" officeooo:paragraph-rsid="0049258a"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style:text-underline-style="none" fo:font-weight="normal" officeooo:rsid="00808ff5" officeooo:paragraph-rsid="00161b6e"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18pt" fo:font-style="normal" style:text-underline-style="none" fo:font-weight="normal" officeooo:rsid="0026ea41" officeooo:paragraph-rsid="00161b6e" style:font-size-asian="15.75pt" style:font-style-asian="normal" style:font-weight-asian="normal" style:font-size-complex="18pt" style:font-style-complex="normal" style:font-weight-complex="normal"/>
    </style:style>
    <style:style style:name="P21" style:family="paragraph" style:parent-style-name="Standard">
      <style:paragraph-properties fo:text-align="start" style:justify-single-word="false"/>
      <style:text-properties fo:font-size="18pt" fo:font-style="normal" style:text-underline-style="none" fo:font-weight="normal" officeooo:rsid="0026ea41" officeooo:paragraph-rsid="002df7fa" style:font-size-asian="15.75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size="18pt" fo:font-style="normal" style:text-underline-style="none" fo:font-weight="normal" officeooo:rsid="008872bd" officeooo:paragraph-rsid="00161b6e" style:font-size-asian="15.75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size="18pt" fo:font-style="normal" style:text-underline-style="none" fo:font-weight="normal" officeooo:rsid="008ba5a7" officeooo:paragraph-rsid="00161b6e" style:font-size-asian="15.75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8pt" fo:font-style="normal" style:text-underline-style="none" fo:font-weight="normal" officeooo:rsid="00929232" officeooo:paragraph-rsid="00161b6e" style:font-size-asian="15.75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size="18pt" fo:font-style="normal" style:text-underline-style="none" fo:font-weight="normal" officeooo:rsid="00a5f0ea" officeooo:paragraph-rsid="00161b6e" style:font-size-asian="15.75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size="18pt" fo:font-style="normal" style:text-underline-style="none" fo:font-weight="normal" officeooo:rsid="00a9977e" officeooo:paragraph-rsid="00161b6e" style:font-size-asian="15.75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size="18pt" fo:font-style="normal" style:text-underline-style="none" fo:font-weight="normal" officeooo:rsid="002fd2dd" officeooo:paragraph-rsid="00161b6e"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size="18pt" fo:font-style="normal" style:text-underline-style="none" fo:font-weight="normal" officeooo:rsid="0030bdae" officeooo:paragraph-rsid="00161b6e"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size="18pt" fo:font-style="normal" style:text-underline-style="none" fo:font-weight="normal" officeooo:rsid="0031d55e" officeooo:paragraph-rsid="00161b6e" style:font-size-asian="15.75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normal" officeooo:rsid="0043ddf9" officeooo:paragraph-rsid="00161b6e"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style:text-underline-style="none" fo:font-weight="normal" officeooo:rsid="00345464" officeooo:paragraph-rsid="00161b6e" style:font-size-asian="15.75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size="18pt" fo:font-style="normal" style:text-underline-style="none" fo:font-weight="normal" officeooo:rsid="0039e769" officeooo:paragraph-rsid="00161b6e" style:font-size-asian="15.75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normal" officeooo:rsid="0016d34b" officeooo:paragraph-rsid="00161b6e" style:font-size-asian="15.75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size="18pt" fo:font-style="normal" style:text-underline-style="none" fo:font-weight="normal" officeooo:rsid="003b8cd9" officeooo:paragraph-rsid="00161b6e" style:font-size-asian="15.75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size="18pt" fo:font-style="normal" style:text-underline-style="none" fo:font-weight="normal" officeooo:rsid="003f52a4" officeooo:paragraph-rsid="00161b6e" style:font-size-asian="15.75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size="18pt" fo:font-style="normal" style:text-underline-style="none" fo:font-weight="normal" officeooo:rsid="0045bf59" officeooo:paragraph-rsid="00161b6e" style:font-size-asian="15.75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size="18pt" fo:font-style="normal" style:text-underline-style="none" fo:font-weight="normal" officeooo:rsid="0047d6c8" officeooo:paragraph-rsid="00161b6e" style:font-size-asian="15.75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size="18pt" fo:font-style="normal" style:text-underline-style="none" fo:font-weight="normal" officeooo:rsid="0048b1bc" officeooo:paragraph-rsid="00161b6e" style:font-size-asian="15.75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size="18pt" fo:font-style="normal" style:text-underline-style="none" fo:font-weight="normal" officeooo:rsid="004b6a68" officeooo:paragraph-rsid="00161b6e" style:font-size-asian="15.75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size="18pt" fo:font-style="normal" style:text-underline-style="none" fo:font-weight="normal" officeooo:rsid="004d1fe7" officeooo:paragraph-rsid="00161b6e" style:font-size-asian="15.75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size="18pt" fo:font-style="normal" style:text-underline-style="none" fo:font-weight="normal" officeooo:rsid="004ed162" officeooo:paragraph-rsid="00161b6e" style:font-size-asian="15.75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size="18pt" fo:font-style="normal" style:text-underline-style="none" fo:font-weight="normal" officeooo:rsid="00520aa5" officeooo:paragraph-rsid="00161b6e" style:font-size-asian="15.75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size="18pt" fo:font-style="normal" style:text-underline-style="none" fo:font-weight="normal" officeooo:rsid="0052e618" officeooo:paragraph-rsid="00161b6e" style:font-size-asian="15.75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size="18pt" fo:font-style="normal" style:text-underline-style="none" fo:font-weight="normal" officeooo:rsid="0053d258" officeooo:paragraph-rsid="00161b6e" style:font-size-asian="15.75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size="18pt" fo:font-style="normal" style:text-underline-style="none" fo:font-weight="normal" officeooo:rsid="005a82e5" officeooo:paragraph-rsid="00161b6e" style:font-size-asian="15.75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size="18pt" fo:font-style="normal" style:text-underline-style="none" fo:font-weight="normal" officeooo:rsid="006aa6ac" officeooo:paragraph-rsid="00161b6e"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size="18pt" fo:font-style="normal" style:text-underline-style="none" fo:font-weight="bold" officeooo:rsid="00837eb7" officeooo:paragraph-rsid="00161b6e"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style:text-properties fo:font-size="18pt" fo:font-style="normal" style:text-underline-style="none" fo:font-weight="bold" officeooo:rsid="0026ea41" officeooo:paragraph-rsid="00161b6e"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text-properties fo:font-size="18pt" fo:font-style="normal" style:text-underline-style="none" fo:font-weight="bold" officeooo:rsid="00aefedd" officeooo:paragraph-rsid="00161b6e"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style:text-properties fo:font-size="18pt" fo:font-style="normal" style:text-underline-style="none" fo:font-weight="bold" officeooo:rsid="00a9977e" officeooo:paragraph-rsid="00161b6e"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808ff5" officeooo:paragraph-rsid="00161b6e" style:font-size-asian="15.75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929232" officeooo:paragraph-rsid="00161b6e" style:font-size-asian="15.75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a1671b" officeooo:paragraph-rsid="00161b6e" style:font-size-asian="15.75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47d6c8" officeooo:paragraph-rsid="00161b6e" style:font-size-asian="15.75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4d3f5b" officeooo:paragraph-rsid="00161b6e" style:font-size-asian="15.75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500c11" officeooo:paragraph-rsid="00161b6e" style:font-size-asian="15.75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25abce" officeooo:paragraph-rsid="00161b6e"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size="18pt" style:text-underline-style="none" fo:font-weight="normal" officeooo:rsid="0016d34b" officeooo:paragraph-rsid="00161b6e" style:font-size-asian="15.75pt" style:font-weight-asian="normal" style:font-size-complex="18pt" style:font-weight-complex="normal"/>
    </style:style>
    <style:style style:name="P59" style:family="paragraph" style:parent-style-name="Standard">
      <style:paragraph-properties fo:text-align="start" style:justify-single-word="false"/>
      <style:text-properties fo:font-size="18pt" style:text-underline-style="none" fo:font-weight="normal" officeooo:rsid="0016d34b" officeooo:paragraph-rsid="0051c184" style:font-size-asian="15.75pt" style:font-weight-asian="normal" style:font-size-complex="18pt" style:font-weight-complex="normal"/>
    </style:style>
    <style:style style:name="P60" style:family="paragraph" style:parent-style-name="Standard">
      <style:paragraph-properties fo:text-align="start" style:justify-single-word="false"/>
      <style:text-properties fo:font-size="18pt" style:text-underline-style="none" fo:font-weight="normal" officeooo:rsid="0016d34b" officeooo:paragraph-rsid="0053b955" style:font-size-asian="15.75pt" style:font-weight-asian="normal" style:font-size-complex="18pt" style:font-weight-complex="normal"/>
    </style:style>
    <style:style style:name="P61" style:family="paragraph" style:parent-style-name="Standard">
      <style:paragraph-properties fo:text-align="start" style:justify-single-word="false"/>
      <style:text-properties fo:font-size="18pt" style:text-underline-style="none" fo:font-weight="normal" officeooo:rsid="0016d34b" officeooo:paragraph-rsid="0058b348" style:font-size-asian="15.75pt" style:font-weight-asian="normal" style:font-size-complex="18pt" style:font-weight-complex="normal"/>
    </style:style>
    <style:style style:name="P62" style:family="paragraph" style:parent-style-name="Standard">
      <style:paragraph-properties fo:text-align="center" style:justify-single-word="false"/>
      <style:text-properties fo:font-size="18pt" style:text-underline-style="none" fo:font-weight="normal" officeooo:rsid="0016d34b" officeooo:paragraph-rsid="005539f6" style:font-size-asian="15.75pt" style:font-weight-asian="normal" style:font-size-complex="18pt" style:font-weight-complex="normal"/>
    </style:style>
    <style:style style:name="P63" style:family="paragraph" style:parent-style-name="Standard">
      <style:paragraph-properties fo:text-align="center" style:justify-single-word="false"/>
      <style:text-properties fo:font-size="18pt" style:text-underline-style="none" fo:font-weight="normal" officeooo:rsid="0016d34b" officeooo:paragraph-rsid="0056b4e9" style:font-size-asian="15.75pt" style:font-weight-asian="normal" style:font-size-complex="18pt" style:font-weight-complex="normal"/>
    </style:style>
    <style:style style:name="P64" style:family="paragraph" style:parent-style-name="Standard">
      <style:paragraph-properties fo:text-align="start" style:justify-single-word="false"/>
      <style:text-properties fo:font-size="18pt" style:text-underline-style="none" fo:font-weight="normal" officeooo:rsid="0016d34b" officeooo:paragraph-rsid="001b19bc" style:font-size-asian="18pt" style:font-weight-asian="normal" style:font-size-complex="18pt" style:font-weight-complex="normal"/>
    </style:style>
    <style:style style:name="P65" style:family="paragraph" style:parent-style-name="Standard">
      <style:paragraph-properties fo:text-align="start" style:justify-single-word="false"/>
      <style:text-properties fo:font-size="18pt" style:text-underline-style="none" fo:font-weight="normal" officeooo:rsid="0016d34b" officeooo:paragraph-rsid="001cebe0" style:font-size-asian="18pt" style:font-weight-asian="normal" style:font-size-complex="18pt" style:font-weight-complex="normal"/>
    </style:style>
    <style:style style:name="P66" style:family="paragraph" style:parent-style-name="Standard">
      <style:paragraph-properties fo:text-align="start" style:justify-single-word="false"/>
      <style:text-properties fo:font-size="18pt" style:text-underline-style="none" fo:font-weight="normal" officeooo:rsid="0016d34b" officeooo:paragraph-rsid="001dfce2" style:font-size-asian="18pt" style:font-weight-asian="normal" style:font-size-complex="18pt" style:font-weight-complex="normal"/>
    </style:style>
    <style:style style:name="P67" style:family="paragraph" style:parent-style-name="Standard">
      <style:paragraph-properties fo:text-align="start" style:justify-single-word="false"/>
      <style:text-properties fo:font-size="18pt" style:text-underline-style="none" fo:font-weight="normal" officeooo:rsid="0016d34b" officeooo:paragraph-rsid="001eed1d" style:font-size-asian="18pt" style:font-weight-asian="normal" style:font-size-complex="18pt" style:font-weight-complex="normal"/>
    </style:style>
    <style:style style:name="P68" style:family="paragraph" style:parent-style-name="Standard">
      <style:paragraph-properties fo:text-align="start" style:justify-single-word="false"/>
      <style:text-properties fo:font-size="18pt" style:text-underline-style="none" fo:font-weight="normal" officeooo:rsid="0016d34b" officeooo:paragraph-rsid="001f781a" style:font-size-asian="18pt" style:font-weight-asian="normal" style:font-size-complex="18pt" style:font-weight-complex="normal"/>
    </style:style>
    <style:style style:name="P69"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2d3788" officeooo:paragraph-rsid="00161b6e" style:font-size-asian="15.75pt" style:font-style-asian="italic" style:font-weight-asian="normal" style:font-size-complex="18pt" style:font-style-complex="italic" style:font-weight-complex="normal"/>
    </style:style>
    <style:style style:name="P70"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16d34b" officeooo:paragraph-rsid="00161b6e" style:font-size-asian="15.75pt" style:font-style-asian="italic" style:font-weight-asian="normal" style:font-size-complex="18pt" style:font-style-complex="italic" style:font-weight-complex="normal"/>
    </style:style>
    <style:style style:name="P71"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38289d" officeooo:paragraph-rsid="00161b6e" style:font-size-asian="15.75pt" style:font-style-asian="italic" style:font-weight-asian="normal" style:font-size-complex="18pt" style:font-style-complex="italic" style:font-weight-complex="normal"/>
    </style:style>
    <style:style style:name="P72"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45bf59" officeooo:paragraph-rsid="00161b6e" style:font-size-asian="15.75pt" style:font-style-asian="italic" style:font-weight-asian="normal" style:font-size-complex="18pt" style:font-style-complex="italic" style:font-weight-complex="normal"/>
    </style:style>
    <style:style style:name="P73" style:family="paragraph" style:parent-style-name="Standard">
      <style:paragraph-properties fo:text-align="start" style:justify-single-word="false"/>
      <style:text-properties fo:font-size="18pt" fo:font-style="italic" style:text-underline-style="none" fo:font-weight="normal" officeooo:rsid="0016d34b" officeooo:paragraph-rsid="00161b6e" style:font-size-asian="15.75pt" style:font-style-asian="italic" style:font-weight-asian="normal" style:font-size-complex="18pt" style:font-style-complex="italic" style:font-weight-complex="normal"/>
    </style:style>
    <style:style style:name="P74" style:family="paragraph" style:parent-style-name="Standard">
      <style:paragraph-properties fo:text-align="start" style:justify-single-word="false"/>
      <style:text-properties officeooo:paragraph-rsid="00161b6e"/>
    </style:style>
    <style:style style:name="P75"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25abce" officeooo:paragraph-rsid="00161b6e" style:font-size-asian="20pt" style:font-style-asian="normal" style:font-weight-asian="normal" style:font-size-complex="20pt" style:font-style-complex="normal" style:font-weight-complex="normal"/>
    </style:style>
    <style:style style:name="P76"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6d4d92" officeooo:paragraph-rsid="00161b6e" style:font-size-asian="17.5pt" style:font-style-asian="normal" style:font-weight-asian="normal" style:font-size-complex="20pt" style:font-style-complex="normal" style:font-weight-complex="normal"/>
    </style:style>
    <style:style style:name="P77"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e182d5" officeooo:paragraph-rsid="00161b6e" style:font-size-asian="17.5pt" style:font-style-asian="normal" style:font-weight-asian="normal" style:font-size-complex="20pt" style:font-style-complex="normal" style:font-weight-complex="normal"/>
    </style:style>
    <style:style style:name="P78"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b202ea" officeooo:paragraph-rsid="00161b6e" style:font-size-asian="17.5pt" style:font-style-asian="normal" style:font-weight-asian="normal" style:font-size-complex="20pt" style:font-style-complex="normal" style:font-weight-complex="normal"/>
    </style:style>
    <style:style style:name="P79"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808ff5" officeooo:paragraph-rsid="00161b6e" style:font-size-asian="17.5pt" style:font-style-asian="normal" style:font-weight-asian="normal" style:font-size-complex="20pt" style:font-style-complex="normal" style:font-weight-complex="normal"/>
    </style:style>
    <style:style style:name="P80"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16d34b" officeooo:paragraph-rsid="00161b6e" style:font-size-asian="17.5pt" style:font-weight-asian="normal" style:font-size-complex="20pt" style:font-weight-complex="normal"/>
    </style:style>
    <style:style style:name="P81" style:family="paragraph" style:parent-style-name="Standard">
      <style:paragraph-properties fo:text-align="start" style:justify-single-word="false" fo:padding="0.074cm" fo:border-left="none" fo:border-right="none" fo:border-top="none" fo:border-bottom="0.99pt solid #000000" style:join-border="false"/>
      <style:text-properties fo:font-size="22pt" officeooo:rsid="00157af7" officeooo:paragraph-rsid="00161b6e" fo:background-color="#b3b3b3" style:font-size-asian="19.25pt" style:font-size-complex="22pt"/>
    </style:style>
    <style:style style:name="P82" style:family="paragraph" style:parent-style-name="Standard">
      <style:paragraph-properties fo:text-align="start" style:justify-single-word="false" fo:padding="0.074cm" fo:border-left="none" fo:border-right="none" fo:border-top="none" fo:border-bottom="0.99pt solid #000000" style:join-border="false"/>
      <style:text-properties fo:font-size="22pt" officeooo:rsid="0016d34b" officeooo:paragraph-rsid="00161b6e" style:font-size-asian="19.25pt" style:font-size-complex="22pt"/>
    </style:style>
    <style:style style:name="P83" style:family="paragraph" style:parent-style-name="Standard">
      <style:paragraph-properties fo:text-align="start" style:justify-single-word="false" fo:padding="0.074cm" fo:border-left="none" fo:border-right="none" fo:border-top="none" fo:border-bottom="0.99pt solid #000000" style:join-border="false"/>
      <style:text-properties fo:font-size="22pt" fo:font-style="normal" style:text-underline-style="none" fo:font-weight="normal" officeooo:rsid="00357f63" officeooo:paragraph-rsid="00161b6e" fo:background-color="#b3b3b3" style:font-size-asian="19.25pt" style:font-style-asian="normal" style:font-weight-asian="normal" style:font-size-complex="22pt" style:font-style-complex="normal" style:font-weight-complex="normal"/>
    </style:style>
    <style:style style:name="P84" style:family="paragraph" style:parent-style-name="Standard">
      <style:paragraph-properties fo:text-align="start" style:justify-single-word="false"/>
      <style:text-properties fo:font-size="18pt" fo:font-style="normal" style:text-underline-style="none" fo:font-weight="normal" officeooo:rsid="00186064" officeooo:paragraph-rsid="00186064" style:font-size-asian="15.75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size="18pt" fo:font-style="normal" style:text-underline-style="none" fo:font-weight="normal" officeooo:rsid="00461cf8" officeooo:paragraph-rsid="00161b6e" style:font-size-asian="15.75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size="18pt" fo:font-style="normal" style:text-underline-style="none" fo:font-weight="normal" officeooo:rsid="00510657" officeooo:paragraph-rsid="00510657" style:font-size-asian="15.75pt" style:font-style-asian="normal" style:font-weight-asian="normal" style:font-size-complex="18pt" style:font-style-complex="normal" style:font-weight-complex="normal"/>
    </style:style>
    <style:style style:name="P87" style:family="paragraph" style:parent-style-name="Standard">
      <style:paragraph-properties fo:text-align="center" style:justify-single-word="false"/>
      <style:text-properties fo:font-size="18pt" fo:font-style="normal" style:text-underline-style="none" fo:font-weight="normal" officeooo:rsid="00510657" officeooo:paragraph-rsid="005539f6" style:font-size-asian="15.75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size="18pt" fo:font-style="normal" style:text-underline-style="none" fo:font-weight="normal" officeooo:rsid="0051c184" officeooo:paragraph-rsid="0051c184" style:font-size-asian="15.75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size="18pt" fo:font-style="normal" style:text-underline-style="none" fo:font-weight="normal" officeooo:rsid="0053b955" officeooo:paragraph-rsid="0053b955" style:font-size-asian="15.75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size="18pt" fo:font-style="normal" style:text-underline-style="none" fo:font-weight="normal" officeooo:rsid="005c6cc6" officeooo:paragraph-rsid="005c6cc6" style:font-size-asian="15.75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size="18pt" fo:font-style="normal" style:text-underline-style="none" fo:font-weight="normal" officeooo:rsid="00481233" officeooo:paragraph-rsid="00481233" style:font-size-asian="15.75pt" style:font-style-asian="normal" style:font-weight-asian="normal" style:font-size-complex="18pt" style:font-style-complex="normal" style:font-weight-complex="normal"/>
    </style:style>
    <style:style style:name="P92" style:family="paragraph" style:parent-style-name="Standard">
      <style:paragraph-properties fo:text-align="center" style:justify-single-word="false"/>
      <style:text-properties fo:font-size="18pt" fo:font-style="normal" style:text-underline-style="none" fo:font-weight="normal" officeooo:rsid="00481233" officeooo:paragraph-rsid="00481233" style:font-size-asian="15.75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size="18pt" fo:font-style="normal" style:text-underline-style="none" fo:font-weight="normal" officeooo:rsid="005e6e41" officeooo:paragraph-rsid="005e6e41" style:font-size-asian="15.75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size="18pt" fo:font-style="normal" style:text-underline-style="none" fo:font-weight="normal" officeooo:rsid="00604a23" officeooo:paragraph-rsid="00604a23" style:font-size-asian="15.75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size="18pt" fo:font-style="normal" style:text-underline-style="none" fo:font-weight="normal" officeooo:rsid="003863d5" officeooo:paragraph-rsid="003863d5" style:font-size-asian="15.75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size="18pt" fo:font-style="normal" style:text-underline-style="none" fo:font-weight="normal" officeooo:rsid="003996ad" officeooo:paragraph-rsid="003996ad" style:font-size-asian="15.75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size="18pt" fo:font-style="normal" style:text-underline-style="none" fo:font-weight="normal" officeooo:rsid="0026ea41" officeooo:paragraph-rsid="002df7fa" style:font-size-asian="15.75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size="18pt" fo:font-style="normal" style:text-underline-style="none" fo:font-weight="normal" officeooo:rsid="002fd2dd" officeooo:paragraph-rsid="006eb661" style:font-size-asian="15.75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size="18pt" fo:font-style="normal" style:text-underline-style="none" fo:font-weight="normal" officeooo:rsid="0030bdae" officeooo:paragraph-rsid="006eb661" style:font-size-asian="15.75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size="18pt" fo:font-style="normal" style:text-underline-style="none" fo:font-weight="normal" officeooo:rsid="0031d55e" officeooo:paragraph-rsid="006eb661" style:font-size-asian="15.75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size="18pt" fo:font-style="normal" style:text-underline-style="none" fo:font-weight="normal" officeooo:rsid="0043ddf9" officeooo:paragraph-rsid="006eb661" style:font-size-asian="15.75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size="18pt" fo:font-style="normal" style:text-underline-style="none" fo:font-weight="normal" officeooo:rsid="00345464" officeooo:paragraph-rsid="006eb661" style:font-size-asian="15.75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size="18pt" fo:font-style="normal" style:text-underline-style="none" fo:font-weight="normal" officeooo:rsid="0039e769" officeooo:paragraph-rsid="006eb661" style:font-size-asian="15.75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size="18pt" fo:font-style="normal" style:text-underline-style="none" fo:font-weight="normal" officeooo:rsid="0016d34b" officeooo:paragraph-rsid="006eb661" style:font-size-asian="15.75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size="18pt" fo:font-style="normal" style:text-underline-style="none" fo:font-weight="normal" officeooo:rsid="003b8cd9" officeooo:paragraph-rsid="006eb661" style:font-size-asian="15.75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size="18pt" fo:font-style="normal" style:text-underline-style="none" fo:font-weight="normal" officeooo:rsid="003f52a4" officeooo:paragraph-rsid="006eb661" style:font-size-asian="15.75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ext-properties fo:font-size="18pt" fo:font-style="normal" style:text-underline-style="none" fo:font-weight="normal" officeooo:rsid="0045bf59" officeooo:paragraph-rsid="006eb661"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size="18pt" fo:font-style="normal" style:text-underline-style="none" fo:font-weight="normal" officeooo:rsid="0047d6c8" officeooo:paragraph-rsid="006eb661"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size="18pt" fo:font-style="normal" style:text-underline-style="none" fo:font-weight="normal" officeooo:rsid="0048b1bc" officeooo:paragraph-rsid="006eb661"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size="18pt" fo:font-style="normal" style:text-underline-style="none" fo:font-weight="normal" officeooo:rsid="004b6a68" officeooo:paragraph-rsid="006eb661"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size="18pt" fo:font-style="normal" style:text-underline-style="none" fo:font-weight="normal" officeooo:rsid="004d1fe7" officeooo:paragraph-rsid="006eb661"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size="18pt" fo:font-style="normal" style:text-underline-style="none" fo:font-weight="normal" officeooo:rsid="004ed162" officeooo:paragraph-rsid="006eb661"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size="18pt" fo:font-style="normal" style:text-underline-style="none" fo:font-weight="normal" officeooo:rsid="00520aa5" officeooo:paragraph-rsid="006eb661"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size="18pt" fo:font-style="normal" style:text-underline-style="none" fo:font-weight="normal" officeooo:rsid="0052e618" officeooo:paragraph-rsid="006eb661"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size="18pt" fo:font-style="normal" style:text-underline-style="none" fo:font-weight="normal" officeooo:rsid="0053d258" officeooo:paragraph-rsid="006eb661" style:font-size-asian="15.75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size="18pt" fo:font-style="normal" style:text-underline-style="none" fo:font-weight="normal" officeooo:rsid="005a82e5" officeooo:paragraph-rsid="006eb661" style:font-size-asian="15.75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size="18pt" fo:font-style="normal" style:text-underline-style="none" fo:font-weight="normal" officeooo:rsid="002a08dd" officeooo:paragraph-rsid="00186064" style:font-size-asian="15.75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size="18pt" fo:font-style="normal" style:text-underline-style="none" fo:font-weight="bold" officeooo:rsid="0026ea41" officeooo:paragraph-rsid="00161b6e" style:font-size-asian="15.75pt" style:font-style-asian="normal" style:font-weight-asian="bold" style:font-size-complex="18pt" style:font-style-complex="normal" style:font-weight-complex="bold"/>
    </style:style>
    <style:style style:name="P119" style:family="paragraph" style:parent-style-name="Standard">
      <style:paragraph-properties fo:text-align="center" style:justify-single-word="false"/>
      <style:text-properties fo:font-size="18pt" fo:font-style="normal" style:text-underline-style="solid" style:text-underline-width="auto" style:text-underline-color="font-color" fo:font-weight="normal" officeooo:rsid="005539f6" officeooo:paragraph-rsid="005539f6" style:font-size-asian="15.75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3665e3" officeooo:paragraph-rsid="00161b6e" style:font-size-asian="15.75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3863d5" officeooo:paragraph-rsid="003863d5" style:font-size-asian="15.75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929232" officeooo:paragraph-rsid="00161b6e" style:font-size-asian="15.75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47d6c8" officeooo:paragraph-rsid="006eb661" style:font-size-asian="15.75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4d3f5b" officeooo:paragraph-rsid="006eb661" style:font-size-asian="15.75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500c11" officeooo:paragraph-rsid="006eb661" style:font-size-asian="15.75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a1671b" officeooo:paragraph-rsid="00161b6e" style:font-size-asian="15.75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25abce" officeooo:paragraph-rsid="006eb661"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size="18pt" officeooo:rsid="0016d34b" officeooo:paragraph-rsid="00161b6e" style:font-size-asian="15.75pt" style:font-size-complex="18pt"/>
    </style:style>
    <style:style style:name="P129"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2d3788" officeooo:paragraph-rsid="006eb661" style:font-size-asian="15.75pt" style:font-style-asian="italic" style:font-weight-asian="normal" style:font-size-complex="18pt" style:font-style-complex="italic" style:font-weight-complex="normal"/>
    </style:style>
    <style:style style:name="P130"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16d34b" officeooo:paragraph-rsid="006eb661" style:font-size-asian="15.75pt" style:font-style-asian="italic" style:font-weight-asian="normal" style:font-size-complex="18pt" style:font-style-complex="italic" style:font-weight-complex="normal"/>
    </style:style>
    <style:style style:name="P131"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38289d" officeooo:paragraph-rsid="006eb661" style:font-size-asian="15.75pt" style:font-style-asian="italic" style:font-weight-asian="normal" style:font-size-complex="18pt" style:font-style-complex="italic" style:font-weight-complex="normal"/>
    </style:style>
    <style:style style:name="P132"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45bf59" officeooo:paragraph-rsid="006eb661" style:font-size-asian="15.75pt" style:font-style-asian="italic" style:font-weight-asian="normal" style:font-size-complex="18pt" style:font-style-complex="italic" style:font-weight-complex="normal"/>
    </style:style>
    <style:style style:name="P133" style:family="paragraph" style:parent-style-name="Standard">
      <style:paragraph-properties fo:text-align="start" style:justify-single-word="false"/>
      <style:text-properties fo:font-size="18pt" fo:font-style="italic" style:text-underline-style="none" fo:font-weight="normal" officeooo:rsid="0016d34b" officeooo:paragraph-rsid="006eb661" style:font-size-asian="15.75pt" style:font-style-asian="italic" style:font-weight-asian="normal" style:font-size-complex="18pt" style:font-style-complex="italic" style:font-weight-complex="normal"/>
    </style:style>
    <style:style style:name="P134" style:family="paragraph" style:parent-style-name="Standard">
      <style:paragraph-properties fo:text-align="start" style:justify-single-word="false"/>
      <style:text-properties fo:font-size="18pt" style:text-underline-style="none" fo:font-weight="normal" officeooo:rsid="0016d34b" officeooo:paragraph-rsid="006eb661" style:font-size-asian="15.75pt" style:font-weight-asian="normal" style:font-size-complex="18pt" style:font-weight-complex="normal"/>
    </style:style>
    <style:style style:name="P135"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25abce" officeooo:paragraph-rsid="00161b6e" style:font-size-asian="20pt" style:font-style-asian="normal" style:font-weight-asian="normal" style:font-size-complex="20pt" style:font-style-complex="normal" style:font-weight-complex="normal"/>
    </style:style>
    <style:style style:name="P136" style:family="paragraph" style:parent-style-name="Standard">
      <style:paragraph-properties fo:text-align="start" style:justify-single-word="false"/>
      <style:text-properties fo:font-size="20pt" fo:font-style="normal" style:text-underline-style="solid" style:text-underline-width="auto" style:text-underline-color="font-color" fo:font-weight="normal" officeooo:rsid="006d4d92" officeooo:paragraph-rsid="00161b6e" style:font-size-asian="17.5pt" style:font-style-asian="normal" style:font-weight-asian="normal" style:font-size-complex="20pt" style:font-style-complex="normal" style:font-weight-complex="normal"/>
    </style:style>
    <style:style style:name="P137" style:family="paragraph" style:parent-style-name="Standard">
      <style:paragraph-properties fo:text-align="start" style:justify-single-word="false"/>
      <style:text-properties fo:font-size="20pt" style:text-underline-style="solid" style:text-underline-width="auto" style:text-underline-color="font-color" fo:font-weight="normal" officeooo:rsid="0016d34b" officeooo:paragraph-rsid="00161b6e" style:font-size-asian="17.5pt" style:font-weight-asian="normal" style:font-size-complex="20pt" style:font-weight-complex="normal"/>
    </style:style>
    <style:style style:name="P138" style:family="paragraph" style:parent-style-name="Standard">
      <style:paragraph-properties fo:text-align="start" style:justify-single-word="false"/>
      <style:text-properties fo:font-size="22pt" fo:font-style="normal" style:text-underline-style="none" fo:font-weight="normal" officeooo:rsid="002bd5d5" officeooo:paragraph-rsid="006eb661" style:font-size-asian="19.25pt" style:font-style-asian="normal" style:font-weight-asian="normal" style:font-size-complex="22pt" style:font-style-complex="normal" style:font-weight-complex="normal"/>
    </style:style>
    <style:style style:name="P139" style:family="paragraph" style:parent-style-name="Standard">
      <style:paragraph-properties fo:text-align="start" style:justify-single-word="false"/>
      <style:text-properties fo:font-size="22pt" fo:font-style="normal" style:text-underline-style="none" fo:font-weight="bold" officeooo:rsid="00582edd" officeooo:paragraph-rsid="006eb661" style:font-size-asian="19.25pt" style:font-style-asian="normal" style:font-weight-asian="bold" style:font-size-complex="22pt" style:font-style-complex="normal" style:font-weight-complex="bold"/>
    </style:style>
    <style:style style:name="P140" style:family="paragraph" style:parent-style-name="Standard">
      <style:paragraph-properties fo:text-align="start" style:justify-single-word="false"/>
      <style:text-properties fo:font-size="22pt" fo:font-style="normal" style:text-underline-style="solid" style:text-underline-width="auto" style:text-underline-color="font-color" fo:font-weight="bold" officeooo:rsid="00595ea4" officeooo:paragraph-rsid="006eb661" style:font-size-asian="19.25pt" style:font-style-asian="normal" style:font-weight-asian="bold" style:font-size-complex="22pt" style:font-style-complex="normal" style:font-weight-complex="bold"/>
    </style:style>
    <style:style style:name="P141" style:family="paragraph" style:parent-style-name="Standard">
      <style:paragraph-properties fo:text-align="start" style:justify-single-word="false" fo:padding="0.074cm" fo:border-left="none" fo:border-right="none" fo:border-top="none" fo:border-bottom="0.99pt solid #000000" style:join-border="false"/>
      <style:text-properties fo:font-size="22pt" fo:font-style="normal" style:text-underline-style="none" fo:font-weight="normal" officeooo:rsid="002bd5d5" officeooo:paragraph-rsid="006eb661" fo:background-color="#b3b3b3" style:font-size-asian="19.25pt" style:font-style-asian="normal" style:font-weight-asian="normal" style:font-size-complex="22pt" style:font-style-complex="normal" style:font-weight-complex="normal"/>
    </style:style>
    <style:style style:name="P142" style:family="paragraph" style:parent-style-name="Standard">
      <style:paragraph-properties fo:text-align="start" style:justify-single-word="false" fo:padding="0.074cm" fo:border-left="none" fo:border-right="none" fo:border-top="none" fo:border-bottom="0.99pt solid #000000" style:join-border="false"/>
      <style:text-properties fo:font-size="22pt" fo:font-style="normal" style:text-underline-style="none" fo:font-weight="normal" officeooo:rsid="00357f63" officeooo:paragraph-rsid="006eb661" fo:background-color="#b3b3b3" style:font-size-asian="19.25pt" style:font-style-asian="normal" style:font-weight-asian="normal" style:font-size-complex="22pt" style:font-style-complex="normal" style:font-weight-complex="normal"/>
    </style:style>
    <style:style style:name="P143" style:family="paragraph">
      <style:paragraph-properties fo:text-align="center"/>
    </style:style>
    <style:style style:name="P144" style:family="paragraph">
      <style:paragraph-properties fo:text-align="start"/>
    </style:style>
    <style:style style:name="P145" style:family="paragraph">
      <style:text-properties fo:font-size="18pt" style:font-size-asian="18pt" style:font-size-complex="18pt"/>
    </style:style>
    <style:style style:name="T1" style:family="text">
      <style:text-properties officeooo:rsid="001a12a7"/>
    </style:style>
    <style:style style:name="T2" style:family="text">
      <style:text-properties officeooo:rsid="007c6380"/>
    </style:style>
    <style:style style:name="T3" style:family="text">
      <style:text-properties officeooo:rsid="007e094f"/>
    </style:style>
    <style:style style:name="T4" style:family="text">
      <style:text-properties fo:font-weight="bold" style:font-weight-asian="bold" style:font-weight-complex="bold"/>
    </style:style>
    <style:style style:name="T5" style:family="text">
      <style:text-properties fo:font-weight="bold" officeooo:rsid="001a12a7" style:font-weight-asian="bold" style:font-weight-complex="bold"/>
    </style:style>
    <style:style style:name="T6" style:family="text">
      <style:text-properties style:font-name="URW Chancery 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7" style:family="text">
      <style:text-properties fo:font-size="18pt" fo:font-weight="bold" officeooo:rsid="001e9ec8" style:font-size-asian="15.75pt" style:font-weight-asian="bold" style:font-size-complex="18pt" style:font-weight-complex="bold"/>
    </style:style>
    <style:style style:name="T8" style:family="text">
      <style:text-properties fo:font-size="18pt" style:text-underline-style="solid" style:text-underline-width="auto" style:text-underline-color="font-color" fo:font-weight="bold" officeooo:rsid="0020b326" style:font-size-asian="15.75pt" style:font-weight-asian="bold" style:font-size-complex="18pt" style:font-weight-complex="bold"/>
    </style:style>
    <style:style style:name="T9" style:family="text">
      <style:text-properties fo:font-size="18pt" style:text-underline-style="solid" style:text-underline-width="auto" style:text-underline-color="font-color" fo:font-weight="bold" officeooo:rsid="001e9ec8" style:font-size-asian="15.75pt" style:font-weight-asian="bold" style:font-size-complex="18pt" style:font-weight-complex="bold"/>
    </style:style>
    <style:style style:name="T10" style:family="text">
      <style:text-properties fo:font-size="18pt" fo:font-style="normal" fo:font-weight="bold" officeooo:rsid="00178567" style:font-size-asian="18pt" style:font-style-asian="normal" style:font-weight-asian="bold" style:font-size-complex="18pt" style:font-style-complex="normal" style:font-weight-complex="bold"/>
    </style:style>
    <style:style style:name="T11" style:family="text">
      <style:text-properties fo:font-weight="normal" officeooo:rsid="001b1403" style:font-weight-asian="normal" style:font-weight-complex="normal"/>
    </style:style>
    <style:style style:name="T12" style:family="text">
      <style:text-properties fo:font-weight="normal" officeooo:rsid="00217ced" style:font-weight-asian="normal" style:font-weight-complex="normal"/>
    </style:style>
    <style:style style:name="T13" style:family="text">
      <style:text-properties fo:font-weight="normal" officeooo:rsid="001bbb01" style:font-weight-asian="normal" style:font-weight-complex="normal"/>
    </style:style>
    <style:style style:name="T14" style:family="text">
      <style:text-properties officeooo:rsid="00217ced"/>
    </style:style>
    <style:style style:name="T15" style:family="text">
      <style:text-properties officeooo:rsid="001b1403"/>
    </style:style>
    <style:style style:name="T16" style:family="text">
      <style:text-properties officeooo:rsid="001bbb01"/>
    </style:style>
    <style:style style:name="T17" style:family="text">
      <style:text-properties officeooo:rsid="00224728" fo:background-color="#b3b3b3"/>
    </style:style>
    <style:style style:name="T18" style:family="text">
      <style:text-properties officeooo:rsid="00224728"/>
    </style:style>
    <style:style style:name="T19" style:family="text">
      <style:text-properties fo:font-style="normal" officeooo:rsid="002a08dd" style:font-style-asian="normal" style:font-style-complex="normal"/>
    </style:style>
    <style:style style:name="T20" style:family="text">
      <style:text-properties fo:font-style="normal" officeooo:rsid="006479e0" style:font-style-asian="normal" style:font-style-complex="normal"/>
    </style:style>
    <style:style style:name="T21" style:family="text">
      <style:text-properties fo:font-style="normal" officeooo:rsid="006d4d92" style:font-style-asian="normal" style:font-style-complex="normal"/>
    </style:style>
    <style:style style:name="T22" style:family="text">
      <style:text-properties fo:font-style="normal" officeooo:rsid="006ebad9" style:font-style-asian="normal" style:font-style-complex="normal"/>
    </style:style>
    <style:style style:name="T23" style:family="text">
      <style:text-properties fo:font-style="normal" officeooo:rsid="00708783" style:font-style-asian="normal" style:font-style-complex="normal"/>
    </style:style>
    <style:style style:name="T24" style:family="text">
      <style:text-properties fo:font-style="normal" officeooo:rsid="00736dcd" style:font-style-asian="normal" style:font-style-complex="normal"/>
    </style:style>
    <style:style style:name="T25" style:family="text">
      <style:text-properties fo:font-style="normal" officeooo:rsid="007426ad" style:font-style-asian="normal" style:font-style-complex="normal"/>
    </style:style>
    <style:style style:name="T26" style:family="text">
      <style:text-properties fo:font-style="normal" officeooo:rsid="00e37968" style:font-style-asian="normal" style:font-style-complex="normal"/>
    </style:style>
    <style:style style:name="T27" style:family="text">
      <style:text-properties fo:font-style="normal" officeooo:rsid="00e514fc" style:font-style-asian="normal" style:font-style-complex="normal"/>
    </style:style>
    <style:style style:name="T28" style:family="text">
      <style:text-properties fo:font-style="normal" officeooo:rsid="00e6b366" style:font-style-asian="normal" style:font-style-complex="normal"/>
    </style:style>
    <style:style style:name="T29" style:family="text">
      <style:text-properties fo:font-style="normal" officeooo:rsid="00e75eb9" style:font-style-asian="normal" style:font-style-complex="normal"/>
    </style:style>
    <style:style style:name="T30" style:family="text">
      <style:text-properties fo:font-style="normal" officeooo:rsid="00e85613" style:font-style-asian="normal" style:font-style-complex="normal"/>
    </style:style>
    <style:style style:name="T31" style:family="text">
      <style:text-properties fo:font-style="normal" officeooo:rsid="00b513d0" style:font-style-asian="normal" style:font-style-complex="normal"/>
    </style:style>
    <style:style style:name="T32" style:family="text">
      <style:text-properties fo:font-style="normal" officeooo:rsid="00b6197b" style:font-style-asian="normal" style:font-style-complex="normal"/>
    </style:style>
    <style:style style:name="T33" style:family="text">
      <style:text-properties fo:font-style="normal" officeooo:rsid="00b6e269" style:font-style-asian="normal" style:font-style-complex="normal"/>
    </style:style>
    <style:style style:name="T34" style:family="text">
      <style:text-properties fo:font-style="normal" officeooo:rsid="00dce599" style:font-style-asian="normal" style:font-style-complex="normal"/>
    </style:style>
    <style:style style:name="T35" style:family="text">
      <style:text-properties fo:font-style="normal" officeooo:rsid="00ddca39" style:font-style-asian="normal" style:font-style-complex="normal"/>
    </style:style>
    <style:style style:name="T36" style:family="text">
      <style:text-properties fo:font-style="normal" officeooo:rsid="00b86124" style:font-style-asian="normal" style:font-style-complex="normal"/>
    </style:style>
    <style:style style:name="T37" style:family="text">
      <style:text-properties fo:font-style="normal" officeooo:rsid="002d3788" style:font-style-asian="normal" style:font-style-complex="normal"/>
    </style:style>
    <style:style style:name="T38" style:family="text">
      <style:text-properties fo:font-style="normal" officeooo:rsid="002dddac" style:font-style-asian="normal" style:font-style-complex="normal"/>
    </style:style>
    <style:style style:name="T39" style:family="text">
      <style:text-properties fo:font-style="normal" officeooo:rsid="004d3f5b" style:font-style-asian="normal" style:font-style-complex="normal"/>
    </style:style>
    <style:style style:name="T40" style:family="text">
      <style:text-properties fo:font-style="normal" officeooo:rsid="00ae2711" style:font-style-asian="normal" style:font-style-complex="normal"/>
    </style:style>
    <style:style style:name="T41" style:family="text">
      <style:text-properties fo:font-style="normal" officeooo:rsid="00520aa5" style:font-style-asian="normal" style:font-style-complex="normal"/>
    </style:style>
    <style:style style:name="T42" style:family="text">
      <style:text-properties fo:font-style="normal" officeooo:rsid="0058e132" style:font-style-asian="normal" style:font-style-complex="normal"/>
    </style:style>
    <style:style style:name="T43" style:family="text">
      <style:text-properties fo:font-style="normal" officeooo:rsid="001b19bc" style:font-style-asian="normal" style:font-style-complex="normal"/>
    </style:style>
    <style:style style:name="T44" style:family="text">
      <style:text-properties fo:font-style="normal" officeooo:rsid="001cebe0" style:font-style-asian="normal" style:font-style-complex="normal"/>
    </style:style>
    <style:style style:name="T45" style:family="text">
      <style:text-properties fo:font-style="normal" officeooo:rsid="001cff05" style:font-style-asian="normal" style:font-style-complex="normal"/>
    </style:style>
    <style:style style:name="T46" style:family="text">
      <style:text-properties fo:font-style="normal" officeooo:rsid="001dfce2" style:font-style-asian="normal" style:font-style-complex="normal"/>
    </style:style>
    <style:style style:name="T47" style:family="text">
      <style:text-properties fo:font-style="normal" officeooo:rsid="001eed1d" style:font-style-asian="normal" style:font-style-complex="normal"/>
    </style:style>
    <style:style style:name="T48" style:family="text">
      <style:text-properties fo:font-style="normal" officeooo:rsid="001f781a" style:font-style-asian="normal" style:font-style-complex="normal"/>
    </style:style>
    <style:style style:name="T49" style:family="text">
      <style:text-properties fo:font-style="normal" officeooo:rsid="001ffc0f" style:font-style-asian="normal" style:font-style-complex="normal"/>
    </style:style>
    <style:style style:name="T50" style:family="text">
      <style:text-properties fo:font-style="normal" officeooo:rsid="0021797b" style:font-style-asian="normal" style:font-style-complex="normal"/>
    </style:style>
    <style:style style:name="T51" style:family="text">
      <style:text-properties fo:font-style="normal" officeooo:rsid="002241a3" style:font-style-asian="normal" style:font-style-complex="normal"/>
    </style:style>
    <style:style style:name="T52" style:family="text">
      <style:text-properties fo:font-style="normal" officeooo:rsid="0024b140" style:font-style-asian="normal" style:font-style-complex="normal"/>
    </style:style>
    <style:style style:name="T53" style:family="text">
      <style:text-properties fo:font-style="normal" officeooo:rsid="0025c654" style:font-style-asian="normal" style:font-style-complex="normal"/>
    </style:style>
    <style:style style:name="T54" style:family="text">
      <style:text-properties fo:font-style="normal" officeooo:rsid="0025dce1" style:font-style-asian="normal" style:font-style-complex="normal"/>
    </style:style>
    <style:style style:name="T55" style:family="text">
      <style:text-properties fo:font-style="normal" officeooo:rsid="0040a781" style:font-style-asian="normal" style:font-style-complex="normal"/>
    </style:style>
    <style:style style:name="T56" style:family="text">
      <style:text-properties fo:font-style="normal" officeooo:rsid="00461cf8" style:font-style-asian="normal" style:font-style-complex="normal"/>
    </style:style>
    <style:style style:name="T57" style:family="text">
      <style:text-properties fo:font-style="normal" officeooo:rsid="004eca95" style:font-style-asian="normal" style:font-style-complex="normal"/>
    </style:style>
    <style:style style:name="T58" style:family="text">
      <style:text-properties fo:font-style="normal" officeooo:rsid="00510657" style:font-style-asian="normal" style:font-style-complex="normal"/>
    </style:style>
    <style:style style:name="T59" style:family="text">
      <style:text-properties fo:font-style="normal" officeooo:rsid="0051c184" style:font-style-asian="normal" style:font-style-complex="normal"/>
    </style:style>
    <style:style style:name="T60" style:family="text">
      <style:text-properties fo:font-style="normal" officeooo:rsid="0053b955" style:font-style-asian="normal" style:font-style-complex="normal"/>
    </style:style>
    <style:style style:name="T61" style:family="text">
      <style:text-properties fo:font-style="normal" officeooo:rsid="0056b4e9" style:font-style-asian="normal" style:font-style-complex="normal"/>
    </style:style>
    <style:style style:name="T62" style:family="text">
      <style:text-properties fo:font-style="normal" officeooo:rsid="0057cd0f" style:font-style-asian="normal" style:font-style-complex="normal"/>
    </style:style>
    <style:style style:name="T63" style:family="text">
      <style:text-properties fo:font-style="normal" officeooo:rsid="0058b348" style:font-style-asian="normal" style:font-style-complex="normal"/>
    </style:style>
    <style:style style:name="T64" style:family="text">
      <style:text-properties fo:font-style="normal" officeooo:rsid="00592057" style:font-style-asian="normal" style:font-style-complex="normal"/>
    </style:style>
    <style:style style:name="T65" style:family="text">
      <style:text-properties fo:font-style="normal" officeooo:rsid="005ae4f4" style:font-style-asian="normal" style:font-style-complex="normal"/>
    </style:style>
    <style:style style:name="T66" style:family="text">
      <style:text-properties fo:font-style="normal" officeooo:rsid="0114bd02" style:font-style-asian="normal" style:font-style-complex="normal"/>
    </style:style>
    <style:style style:name="T67" style:family="text">
      <style:text-properties fo:font-style="normal" officeooo:rsid="0071f2ef" style:font-style-asian="normal" style:font-style-complex="normal"/>
    </style:style>
    <style:style style:name="T68" style:family="text">
      <style:text-properties fo:font-style="normal" style:text-underline-style="none" officeooo:rsid="0030bdae" style:font-style-asian="normal" style:font-style-complex="normal"/>
    </style:style>
    <style:style style:name="T69" style:family="text">
      <style:text-properties fo:font-style="normal" style:text-underline-style="none" officeooo:rsid="003337f5" style:font-style-asian="normal" style:font-style-complex="normal"/>
    </style:style>
    <style:style style:name="T70" style:family="text">
      <style:text-properties fo:font-style="normal" style:text-underline-style="none" officeooo:rsid="0031d55e" style:font-style-asian="normal" style:font-style-complex="normal"/>
    </style:style>
    <style:style style:name="T71" style:family="text">
      <style:text-properties fo:font-style="normal" style:text-underline-style="none" officeooo:rsid="00345464" style:font-style-asian="normal" style:font-style-complex="normal"/>
    </style:style>
    <style:style style:name="T72" style:family="text">
      <style:text-properties fo:font-style="normal" style:text-underline-style="none" officeooo:rsid="0041235c" style:font-style-asian="normal" style:font-style-complex="normal"/>
    </style:style>
    <style:style style:name="T73" style:family="text">
      <style:text-properties fo:font-style="normal" style:text-underline-style="none" officeooo:rsid="0042f483" style:font-style-asian="normal" style:font-style-complex="normal"/>
    </style:style>
    <style:style style:name="T74" style:family="text">
      <style:text-properties fo:font-style="normal" style:text-underline-style="none" officeooo:rsid="0043ddf9" style:font-style-asian="normal" style:font-style-complex="normal"/>
    </style:style>
    <style:style style:name="T75" style:family="text">
      <style:text-properties fo:font-style="normal" style:text-underline-style="none" officeooo:rsid="0103c0cf" style:font-style-asian="normal" style:font-style-complex="normal"/>
    </style:style>
    <style:style style:name="T76" style:family="text">
      <style:text-properties fo:font-style="normal" style:text-underline-style="none" officeooo:rsid="004726fa" style:font-style-asian="normal" style:font-style-complex="normal"/>
    </style:style>
    <style:style style:name="T77" style:family="text">
      <style:text-properties fo:font-style="normal" style:text-underline-style="none" officeooo:rsid="0047d6c8" style:font-style-asian="normal" style:font-style-complex="normal"/>
    </style:style>
    <style:style style:name="T78" style:family="text">
      <style:text-properties fo:font-style="normal" style:text-underline-style="none" officeooo:rsid="00562e39" style:font-style-asian="normal" style:font-style-complex="normal"/>
    </style:style>
    <style:style style:name="T79" style:family="text">
      <style:text-properties fo:font-style="normal" style:text-underline-style="solid" style:text-underline-width="auto" style:text-underline-color="font-color" officeooo:rsid="005539f6" style:font-style-asian="normal" style:font-style-complex="normal"/>
    </style:style>
    <style:style style:name="T80" style:family="text">
      <style:text-properties officeooo:rsid="0086b6f5"/>
    </style:style>
    <style:style style:name="T81" style:family="text">
      <style:text-properties officeooo:rsid="0087682a"/>
    </style:style>
    <style:style style:name="T82" style:family="text">
      <style:text-properties officeooo:rsid="008872bd"/>
    </style:style>
    <style:style style:name="T83" style:family="text">
      <style:text-properties officeooo:rsid="008a5c40"/>
    </style:style>
    <style:style style:name="T84" style:family="text">
      <style:text-properties officeooo:rsid="008b0007"/>
    </style:style>
    <style:style style:name="T85" style:family="text">
      <style:text-properties officeooo:rsid="008d76f2"/>
    </style:style>
    <style:style style:name="T86" style:family="text">
      <style:text-properties officeooo:rsid="008e2dc3"/>
    </style:style>
    <style:style style:name="T87" style:family="text">
      <style:text-properties officeooo:rsid="008f4cfb"/>
    </style:style>
    <style:style style:name="T88" style:family="text">
      <style:text-properties officeooo:rsid="0103c0cf"/>
    </style:style>
    <style:style style:name="T89" style:family="text">
      <style:text-properties officeooo:rsid="01040e04"/>
    </style:style>
    <style:style style:name="T90" style:family="text">
      <style:text-properties officeooo:rsid="01049592"/>
    </style:style>
    <style:style style:name="T91" style:family="text">
      <style:text-properties officeooo:rsid="008bfc45"/>
    </style:style>
    <style:style style:name="T92" style:family="text">
      <style:text-properties officeooo:rsid="008d0912"/>
    </style:style>
    <style:style style:name="T93" style:family="text">
      <style:text-properties style:text-underline-style="solid" style:text-underline-width="auto" style:text-underline-color="font-color" officeooo:rsid="008d7269"/>
    </style:style>
    <style:style style:name="T94" style:family="text">
      <style:text-properties style:text-underline-style="solid" style:text-underline-width="auto" style:text-underline-color="font-color" officeooo:rsid="002df7fa"/>
    </style:style>
    <style:style style:name="T95" style:family="text">
      <style:text-properties officeooo:rsid="008d7269"/>
    </style:style>
    <style:style style:name="T96" style:family="text">
      <style:text-properties officeooo:rsid="00902f76"/>
    </style:style>
    <style:style style:name="T97" style:family="text">
      <style:text-properties officeooo:rsid="00929232"/>
    </style:style>
    <style:style style:name="T98" style:family="text">
      <style:text-properties officeooo:rsid="0092c080"/>
    </style:style>
    <style:style style:name="T99" style:family="text">
      <style:text-properties officeooo:rsid="00956679"/>
    </style:style>
    <style:style style:name="T100" style:family="text">
      <style:text-properties officeooo:rsid="00964c23"/>
    </style:style>
    <style:style style:name="T101" style:family="text">
      <style:text-properties officeooo:rsid="0093984c"/>
    </style:style>
    <style:style style:name="T102" style:family="text">
      <style:text-properties officeooo:rsid="009853c9"/>
    </style:style>
    <style:style style:name="T103" style:family="text">
      <style:text-properties officeooo:rsid="009a2444"/>
    </style:style>
    <style:style style:name="T104" style:family="text">
      <style:text-properties style:text-position="super 58%" fo:font-style="normal" style:text-underline-style="none" officeooo:rsid="004726fa" style:font-style-asian="normal" style:font-style-complex="normal"/>
    </style:style>
    <style:style style:name="T105" style:family="text">
      <style:text-properties style:text-position="super 58%" fo:font-style="normal" style:text-underline-style="solid" style:text-underline-width="auto" style:text-underline-color="font-color" officeooo:rsid="005539f6" style:font-style-asian="normal" style:font-style-complex="normal"/>
    </style:style>
    <style:style style:name="T106" style:family="text">
      <style:text-properties style:text-position="super 58%" officeooo:rsid="005a82e5"/>
    </style:style>
    <style:style style:name="T107" style:family="text">
      <style:text-properties officeooo:rsid="00afbff0"/>
    </style:style>
    <style:style style:name="T108" style:family="text">
      <style:text-properties officeooo:rsid="00b03447"/>
    </style:style>
    <style:style style:name="T109" style:family="text">
      <style:text-properties officeooo:rsid="00967033"/>
    </style:style>
    <style:style style:name="T110" style:family="text">
      <style:text-properties officeooo:rsid="0030bdae"/>
    </style:style>
    <style:style style:name="T111" style:family="text">
      <style:text-properties style:text-underline-style="none" officeooo:rsid="0030bdae"/>
    </style:style>
    <style:style style:name="T112" style:family="text">
      <style:text-properties officeooo:rsid="0031d55e"/>
    </style:style>
    <style:style style:name="T113" style:family="text">
      <style:text-properties officeooo:rsid="00345464"/>
    </style:style>
    <style:style style:name="T114" style:family="text">
      <style:text-properties officeooo:rsid="0039e769"/>
    </style:style>
    <style:style style:name="T115" style:family="text">
      <style:text-properties officeooo:rsid="004420fb"/>
    </style:style>
    <style:style style:name="T116" style:family="text">
      <style:text-properties officeooo:rsid="010c53b7"/>
    </style:style>
    <style:style style:name="T117" style:family="text">
      <style:text-properties officeooo:rsid="010b32fb"/>
    </style:style>
    <style:style style:name="T118" style:family="text">
      <style:text-properties officeooo:rsid="0039f492"/>
    </style:style>
    <style:style style:name="T119" style:family="text">
      <style:text-properties officeooo:rsid="003aa623"/>
    </style:style>
    <style:style style:name="T120" style:family="text">
      <style:text-properties officeooo:rsid="003b8cd9"/>
    </style:style>
    <style:style style:name="T121" style:family="text">
      <style:text-properties officeooo:rsid="003cbf8c"/>
    </style:style>
    <style:style style:name="T122" style:family="text">
      <style:text-properties officeooo:rsid="003db2fb"/>
    </style:style>
    <style:style style:name="T123" style:family="text">
      <style:text-properties officeooo:rsid="003f52a4"/>
    </style:style>
    <style:style style:name="T124" style:family="text">
      <style:text-properties officeooo:rsid="0055598c"/>
    </style:style>
    <style:style style:name="T125" style:family="text">
      <style:text-properties officeooo:rsid="00572be8"/>
    </style:style>
    <style:style style:name="T126" style:family="text">
      <style:text-properties officeooo:rsid="00582edd"/>
    </style:style>
    <style:style style:name="T127" style:family="text">
      <style:text-properties officeooo:rsid="005a82e5"/>
    </style:style>
    <style:style style:name="T128" style:family="text">
      <style:text-properties officeooo:rsid="00fd0a35"/>
    </style:style>
    <style:style style:name="T129" style:family="text">
      <style:text-properties officeooo:rsid="00f41e79"/>
    </style:style>
    <style:style style:name="T130" style:family="text">
      <style:text-properties officeooo:rsid="010873df"/>
    </style:style>
    <style:style style:name="T131" style:family="text">
      <style:text-properties officeooo:rsid="0109d262"/>
    </style:style>
    <style:style style:name="T132" style:family="text">
      <style:text-properties officeooo:rsid="00186064"/>
    </style:style>
    <style:style style:name="T133" style:family="text">
      <style:text-properties officeooo:rsid="00290874"/>
    </style:style>
    <style:style style:name="T134" style:family="text">
      <style:text-properties officeooo:rsid="002c4646"/>
    </style:style>
    <style:style style:name="T135" style:family="text">
      <style:text-properties officeooo:rsid="002cf577"/>
    </style:style>
    <style:style style:name="T136" style:family="text">
      <style:text-properties officeooo:rsid="002df7fa"/>
    </style:style>
    <style:style style:name="T137" style:family="text">
      <style:text-properties officeooo:rsid="002f9f26"/>
    </style:style>
    <style:style style:name="T138" style:family="text">
      <style:text-properties officeooo:rsid="0030f00e"/>
    </style:style>
    <style:style style:name="T139" style:family="text">
      <style:text-properties officeooo:rsid="0031cbb7"/>
    </style:style>
    <style:style style:name="T140" style:family="text">
      <style:text-properties officeooo:rsid="00338019"/>
    </style:style>
    <style:style style:name="T141" style:family="text">
      <style:text-properties officeooo:rsid="0034ae5d"/>
    </style:style>
    <style:style style:name="T142" style:family="text">
      <style:text-properties officeooo:rsid="003665e3"/>
    </style:style>
    <style:style style:name="T143" style:family="text">
      <style:text-properties officeooo:rsid="003a2442"/>
    </style:style>
    <style:style style:name="T144" style:family="text">
      <style:text-properties officeooo:rsid="003c21e4"/>
    </style:style>
    <style:style style:name="T145" style:family="text">
      <style:text-properties officeooo:rsid="003dbddc"/>
    </style:style>
    <style:style style:name="T146" style:family="text">
      <style:text-properties officeooo:rsid="003dfeff"/>
    </style:style>
    <style:style style:name="T147" style:family="text">
      <style:text-properties officeooo:rsid="0040a781"/>
    </style:style>
    <style:style style:name="T148" style:family="text">
      <style:text-properties officeooo:rsid="00481233"/>
    </style:style>
    <style:style style:name="T149" style:family="text">
      <style:text-properties officeooo:rsid="0049258a"/>
    </style:style>
    <style:style style:name="T150" style:family="text">
      <style:text-properties officeooo:rsid="0049ff26"/>
    </style:style>
    <style:style style:name="T151" style:family="text">
      <style:text-properties officeooo:rsid="004a2362"/>
    </style:style>
    <style:style style:name="T152" style:family="text">
      <style:text-properties officeooo:rsid="004c2240"/>
    </style:style>
    <style:style style:name="T153" style:family="text">
      <style:text-properties officeooo:rsid="0060c85d"/>
    </style:style>
    <style:style style:name="T154" style:family="text">
      <style:text-properties officeooo:rsid="0065c8bc"/>
    </style:style>
    <style:style style:name="T155" style:family="text">
      <style:text-properties officeooo:rsid="00693005"/>
    </style:style>
    <style:style style:name="T156" style:family="text">
      <style:text-properties officeooo:rsid="0069e20f"/>
    </style:style>
    <style:style style:name="T157" style:family="text">
      <style:text-properties officeooo:rsid="012cfb5b"/>
    </style:style>
    <style:style style:name="T158" style:family="text">
      <style:text-properties officeooo:rsid="01162bd8"/>
    </style:style>
    <style:style style:name="T159" style:family="text">
      <style:text-properties officeooo:rsid="0126e936"/>
    </style:style>
    <style:style style:name="T160" style:family="text">
      <style:text-properties officeooo:rsid="0128983c"/>
    </style:style>
    <style:style style:name="T161" style:family="text">
      <style:text-properties officeooo:rsid="0128b30b"/>
    </style:style>
    <style:style style:name="T162" style:family="text">
      <style:text-properties officeooo:rsid="0128c447"/>
    </style:style>
    <style:style style:name="T163" style:family="text">
      <style:text-properties officeooo:rsid="0129f6a9"/>
    </style:style>
    <style:style style:name="T164" style:family="text">
      <style:text-properties officeooo:rsid="012b4628"/>
    </style:style>
    <style:style style:name="T165" style:family="text">
      <style:text-properties fo:font-size="18pt" style:font-size-asian="18pt" style:font-size-complex="18pt"/>
    </style:style>
    <style:style style:name="gr1" style:family="graphic">
      <style:graphic-properties draw:fill="solid" draw:fill-color="#e6e6e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1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c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0c0c0" draw:textarea-horizontal-align="justify" draw:textarea-vertical-align="middle" draw:auto-grow-height="false" style:run-through="background" style:vertical-pos="from-top" style:vertical-rel="paragraph" style:horizontal-pos="from-left" style:horizontal-rel="paragraph" draw:wrap-influence-on-position="once-concurrent"/>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2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SOC <text:span text:style-name="T1">2014</text:span> – OGDF</text:p>
      <text:p text:style-name="P7"><text:span text:style-name="T2">(</text:span><text:span text:style-name="T3">Open graph drawing framework)</text:span></text:p>
      <text:p text:style-name="P6"/>
      <text:p text:style-name="P81">Personal details </text:p>
      <text:p text:style-name="P8"/>
      <text:p text:style-name="P8"><text:span text:style-name="T4">Name</text:span><text:tab/><text:tab/><text:tab/><text:span text:style-name="T6">Puneet Agarwal</text:span></text:p>
      <text:p text:style-name="P9"><text:span text:style-name="T4">Country</text:span><text:tab/><text:tab/><text:tab/>India</text:p>
      <text:p text:style-name="P9"><text:span text:style-name="T5">University</text:span><text:span text:style-name="T1"><text:tab/><text:tab/>Nirma University Institute of technology</text:span></text:p>
      <text:p text:style-name="P74"><text:span text:style-name="T7">Home page<text:tab/><text:tab/></text:span><text:span text:style-name="T8">http://</text:span><text:span text:style-name="T9">www.nirmauni.ac.in/it/index.asp</text:span></text:p>
      <text:p text:style-name="P10"><text:span text:style-name="T1">Next degree<text:tab/><text:tab/></text:span><text:span text:style-name="T11">Bachelor of tecnology</text:span></text:p>
      <text:p text:style-name="P10"><text:span text:style-name="T14">Semester</text:span><text:span text:style-name="T12"><text:tab/><text:tab/><text:tab/>4th</text:span></text:p>
      <text:p text:style-name="P10"><text:span text:style-name="T15">Major</text:span><text:span text:style-name="T11"><text:tab/><text:tab/><text:tab/>Computer science</text:span></text:p>
      <text:p text:style-name="P10"><text:span text:style-name="T15">Email</text:span><text:span text:style-name="T11"> <text:s text:c="2"/><text:tab/><text:tab/><text:tab/></text:span><text:a xlink:type="simple" xlink:href="mailto:puneet.241994.agarwal@gmail.com"><text:span text:style-name="T11">puneet.241994.agarwal@gmail.com</text:span></text:a></text:p>
      <text:p text:style-name="P10"><text:span text:style-name="T16">Phone</text:span><text:span text:style-name="T13"><text:tab/><text:tab/><text:tab/>+91-8306689455</text:span></text:p>
      <text:p text:style-name="P11"/>
      <text:p text:style-name="P11"/>
      <text:p text:style-name="P82"><text:span text:style-name="T17">Project description</text:span><text:span text:style-name="T18"> : <text:s/></text:span><text:span text:style-name="T10">Search tree and priority queue</text:span></text:p>
      <text:p text:style-name="P12"/>
      <text:p text:style-name="P75">Project description</text:p>
      <text:p text:style-name="P75"/>
      <text:p text:style-name="P13"><text:span text:style-name="T132">In ogdf library , there is need of implementing abstract data types like priority queue and dictionary. In graph algorithms and different graph layouts it is the must to implement these data types. Now implement of priority queue and dictionary should be done using different data structures. </text:span><text:span text:style-name="T143">In </text:span><text:span text:style-name="T153">t</text:span><text:span text:style-name="T143">his project our basic requirement is efficiency </text:span><text:span text:style-name="T144">and design of data structures . </text:span><text:span text:style-name="T145">Design should be in such a manner that data structure can be used as individually as well as implementing with <text:s/>priority queues and </text:span><text:span text:style-name="T146">dictionary. </text:span></text:p>
      <text:p text:style-name="P13"><text:span text:style-name="T146"/></text:p>
      <text:p text:style-name="P13"><text:span text:style-name="T146"/></text:p>
      <text:p text:style-name="P84"/>
      <text:p text:style-name="P80"><text:soft-page-break/><text:span text:style-name="T19">Project Mi</text:span><text:span text:style-name="T20">l</text:span><text:span text:style-name="T19">estones</text:span></text:p>
      <text:p text:style-name="P80"><text:span text:style-name="T19"/></text:p>
      <text:p text:style-name="P64"><text:span text:style-name="T43">1) </text:span><text:span text:style-name="T44">Implementing different data structures with basic functionality like insert, remove , comparison overloading etc.</text:span></text:p>
      <text:p text:style-name="P65"><text:span text:style-name="T44">2) Implementing abstract data types </text:span><text:span text:style-name="T45">like priority queue and </text:span><text:span text:style-name="T46">dictionary with basic operations required.</text:span></text:p>
      <text:p text:style-name="P66"><text:span text:style-name="T46">3) </text:span><text:span text:style-name="T47">Implementing the algorithms for insertion and removal in the best efficient way . It should have minimum time complexity.</text:span></text:p>
      <text:p text:style-name="P67"><text:span text:style-name="T47">4) </text:span><text:span text:style-name="T48">Testing each data structure implementation with priority queue and dictionary successfully.</text:span></text:p>
      <text:p text:style-name="P68"><text:span text:style-name="T48">5) </text:span><text:span text:style-name="T49">Using effective functionality of c++11 . </text:span></text:p>
      <text:p text:style-name="P46"/>
      <text:p text:style-name="P76">Preparation for the Project</text:p>
      <text:p text:style-name="P76"/>
      <text:p text:style-name="P58"><text:span text:style-name="T21">1) </text:span><text:span text:style-name="T22">I have gone through the codebase related to this project.</text:span></text:p>
      <text:p text:style-name="P58"><text:span text:style-name="T22">2) </text:span><text:span text:style-name="T23">I have setup c++ 11 in my laptop.</text:span></text:p>
      <text:p text:style-name="P58"><text:span text:style-name="T23">3) </text:span><text:span text:style-name="T50">I have researched about </text:span><text:span text:style-name="T51">abstract data types priority queue and dictionary in detail . I have also listed out the basic functions for this abstract data types .</text:span></text:p>
      <text:p text:style-name="P58"><text:span text:style-name="T24">4) </text:span><text:span text:style-name="T25">I have gone through the coding style of OGDF .</text:span></text:p>
      <text:p text:style-name="P58"><text:span text:style-name="T25">5) </text:span><text:span text:style-name="T52">I have made the basic design for implementing </text:span><text:span text:style-name="T53">different data structures which can be used as individually and also </text:span><text:span text:style-name="T54">as implementation of priority queue and dictionary data types.</text:span></text:p>
      <text:p text:style-name="P14"/>
      <text:p text:style-name="P77">Project Plan</text:p>
      <text:p text:style-name="P58"><text:span text:style-name="T26">1) </text:span><text:span text:style-name="T55">Discussion of la</text:span><text:span text:style-name="T67">y</text:span><text:span text:style-name="T55">out of design of this project with mentor. </text:span></text:p>
      <text:p text:style-name="P58"><text:span text:style-name="T27">2) </text:span><text:span text:style-name="T28">Undestanding the basic functionality of all the listed </text:span><text:span text:style-name="T55">Data structures </text:span><text:span text:style-name="T28">like </text:span><text:span text:style-name="T55">red black tree , avl tree , binary heaps , fibonacci heaps etc.</text:span></text:p>
      <text:p text:style-name="P58"><text:span text:style-name="T29">3) listing out the error possibilities </text:span><text:span text:style-name="T30">and extreme boundary conditions.</text:span></text:p>
      <text:p text:style-name="P15">4) Assign time to each <text:span text:style-name="T147">Data structure</text:span> according to thier complexity.</text:p>
      <text:p text:style-name="P16">5) Final testing and then Documentation.</text:p>
      <text:p text:style-name="P14"><text:soft-page-break/></text:p>
      <text:p text:style-name="P78">Project done so far</text:p>
      <text:p text:style-name="P58"><text:span text:style-name="T31">1) </text:span><text:span text:style-name="T32">Well to get familiar with OGDF's codebase ,I have gone through the documentation 2-3 times and </text:span><text:span text:style-name="T33">have implemented small programs for better understanding <text:s/></text:span><text:span text:style-name="T34">the</text:span><text:span text:style-name="T33"> code. I have also gone through some header fil</text:span><text:span text:style-name="T35">es</text:span><text:span text:style-name="T33"> and cpp files .</text:span></text:p>
      <text:p text:style-name="P58"><text:span text:style-name="T36">2) </text:span><text:span text:style-name="T56">I have made one Project design </text:span><text:span text:style-name="T57">of priority queue </text:span><text:span text:style-name="T56">: -</text:span></text:p>
      <text:p text:style-name="P85"/>
      <text:p text:style-name="P86">The<text:span text:style-name="T156">r</text:span>e ae two possibilities :-</text:p>
      <text:p text:style-name="P86"/>
      <text:p text:style-name="P59"><text:span text:style-name="T58">1) Implementation of priority queue with all the data structures individually as it is done with some of data stuctures </text:span><text:span text:style-name="T59">in Ogdf library.</text:span></text:p>
      <text:p text:style-name="P88"/>
      <text:p text:style-name="P60"><text:span text:style-name="T59">2) </text:span><text:span text:style-name="T60">Another way is to define abstract data type Priority queue once with all the basic functionalities required . Data structures are to be made seperate which will have insert and remove functionality in their classes.</text:span></text:p>
      <text:p text:style-name="P89"/>
      <text:p text:style-name="P62"><text:span text:style-name="T79">Design of 2</text:span><text:span text:style-name="T105">nd</text:span><text:span text:style-name="T79"> way</text:span></text:p>
      <text:p text:style-name="P119"/>
      <text:p text:style-name="P63"><text:span text:style-name="T61">Data structure</text:span><text:span text:style-name="T62">s</text:span></text:p>
      <text:p text:style-name="P87"/>
      <text:p text:style-name="P87"><draw:custom-shape text:anchor-type="paragraph" draw:z-index="0" draw:style-name="gr1" draw:text-style-name="P143" svg:width="6.144cm" svg:height="6.144cm" svg:x="5.692cm" svg:y="0.235cm"><text:p/><draw:enhanced-geometry svg:viewBox="0 0 21600 21600" draw:type="rectangle" draw:enhanced-path="M 0 0 L 21600 0 21600 21600 0 21600 0 0 Z N"/></draw:custom-shape></text:p>
      <text:p text:style-name="P87"><draw:frame text:anchor-type="paragraph" draw:z-index="1" draw:style-name="gr2" draw:text-style-name="P145" svg:width="6.144cm" svg:height="6.144cm" svg:x="5.957cm" svg:y="0.328cm"><draw:text-box><text:p><text:span text:style-name="T165">1) Fibonacci heaps</text:span></text:p><text:p><text:span text:style-name="T165">2) Binary heaps </text:span></text:p><text:p text:style-name="P144"><text:span text:style-name="T165">3) pairing heaps</text:span></text:p><text:p><text:span text:style-name="T165">4) Binomial heaps</text:span></text:p><text:p><text:span text:style-name="T165">5) hot queues</text:span></text:p><text:p><text:span text:style-name="T165"/></text:p></draw:text-box></draw:frame></text:p>
      <text:p text:style-name="P90">Each data structure </text:p>
      <text:p text:style-name="P90">have insert , remove </text:p>
      <text:p text:style-name="P90">functions .</text:p>
      <text:p text:style-name="P87"/>
      <text:p text:style-name="P87"/>
      <text:p text:style-name="P87"/>
      <text:p text:style-name="P85"><draw:custom-shape text:anchor-type="paragraph" draw:z-index="2" draw:style-name="gr3" svg:width="1.324cm" svg:height="2.47cm" svg:x="8.102cm" svg:y="0.5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1"><text:span text:style-name="T63">These all data structures can<text:tab/><text:tab/><text:tab/></text:span><text:span text:style-name="T64">Priority is an abstract data </text:span></text:p>
      <text:p text:style-name="P61"><text:span text:style-name="T63">be implemented with priority <text:tab/><text:tab/></text:span><text:span text:style-name="T64">type </text:span><text:span text:style-name="T65">with templating class .</text:span></text:p>
      <text:p text:style-name="P58"><text:span text:style-name="T56"><text:s/></text:span><text:span text:style-name="T63">queue.</text:span><text:span text:style-name="T56"> <text:s text:c="3"/><text:tab/><text:tab/><text:tab/><text:tab/><text:tab/><text:tab/><text:tab/></text:span><text:span text:style-name="T65">&lt;template class E&gt;</text:span></text:p>
      <text:p text:style-name="P85"><draw:custom-shape text:anchor-type="paragraph" draw:z-index="3" draw:style-name="gr4" svg:width="4.647cm" svg:height="2.294cm" svg:x="6.308cm" svg:y="0.1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 draw:style-name="gr5" svg:width="4.647cm" svg:height="1.971cm" svg:x="6.308cm" svg:y="0.261cm"><draw:text-box><text:p><text:s text:c="3"/></text:p><text:p><text:s text:c="4"/><text:span text:style-name="T165">Priority Queue</text:span></text:p></draw:text-box></draw:frame><text:soft-page-break/></text:p>
      <text:p text:style-name="P91"/>
      <text:p text:style-name="P91"/>
      <text:p text:style-name="P91"><draw:custom-shape text:anchor-type="paragraph" draw:z-index="5" draw:style-name="gr3" svg:width="1.47cm" svg:height="2.202cm" svg:x="7.953cm" svg:y="0.21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1"><draw:custom-shape text:anchor-type="paragraph" draw:z-index="6" draw:style-name="gr6" draw:text-style-name="P145" svg:width="4.91cm" svg:height="1.53cm" svg:x="0cm" svg:y="0cm"><text:p><text:span text:style-name="T165"><text:s text:c="8"/></text:span><text:span text:style-name="T16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1"/>
      <text:p text:style-name="P91"><draw:line text:anchor-type="paragraph" draw:z-index="7" draw:style-name="gr7" draw:text-style-name="P143" svg:x1="6.867cm" svg:y1="0.291cm" svg:x2="1.87cm" svg:y2="2.757cm"><text:p/></draw:line><draw:line text:anchor-type="paragraph" draw:z-index="8" draw:style-name="gr7" draw:text-style-name="P143" svg:x1="9.102cm" svg:y1="0.291cm" svg:x2="9.19cm" svg:y2="5.935cm"><text:p/></draw:line><draw:line text:anchor-type="paragraph" draw:z-index="9" draw:style-name="gr7" draw:text-style-name="P143" svg:x1="11.278cm" svg:y1="0.291cm" svg:x2="16.187cm" svg:y2="2.581cm"><text:p/></draw:line></text:p>
      <text:p text:style-name="P92"/>
      <text:p text:style-name="P91"/>
      <text:p text:style-name="P91"><draw:custom-shape text:anchor-type="paragraph" draw:z-index="10" draw:style-name="gr3" svg:width="4.41cm" svg:height="2.705cm" svg:x="-0.482cm" svg:y="0.5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3" svg:width="4.41cm" svg:height="2.705cm" svg:x="14.206cm" svg:y="0.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style-name="gr8" svg:width="4.028cm" svg:height="2.558cm" svg:x="-0.305cm" svg:y="0.713cm"><draw:text-box><text:p>Add and insert priority</text:p><text:p>To each element . For inserting element it uses data structures's function.</text:p></draw:text-box></draw:frame><draw:frame text:anchor-type="paragraph" draw:z-index="15" draw:style-name="gr10" svg:width="4cm" svg:height="2.294cm" svg:x="14.482cm" svg:y="0.594cm"><draw:text-box><text:p>To delete the highest priority element from all the stored elements . </text:p></draw:text-box></draw:frame></text:p>
      <text:p text:style-name="P93"/>
      <text:p text:style-name="P91"/>
      <text:p text:style-name="P91"/>
      <text:p text:style-name="P91"/>
      <text:p text:style-name="P91"><draw:custom-shape text:anchor-type="paragraph" draw:z-index="11" draw:style-name="gr3" svg:width="4.41cm" svg:height="2.705cm" svg:x="7.015cm" svg:y="0.1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9" svg:width="4.058cm" svg:height="2.234cm" svg:x="7.22cm" svg:y="0.413cm"><draw:text-box><text:p>To dispaly highest priority queue element within the all stored elements.</text:p></draw:text-box></draw:frame></text:p>
      <text:p text:style-name="P91"/>
      <text:p text:style-name="P91"/>
      <text:p text:style-name="P91"/>
      <text:p text:style-name="P91"/>
      <text:p text:style-name="P94">By this design data stuctures can be used individually also , it means no relation with priority queue and it can also be implemented along with priority queue.</text:p>
      <text:p text:style-name="P91"/>
      <text:p text:style-name="P17"><text:span text:style-name="T148">3) </text:span><text:span text:style-name="T149">I have learned about data structures in detail.</text:span></text:p>
      <text:p text:style-name="P18"><text:span text:style-name="T149">4) </text:span><text:span text:style-name="T151">I </text:span><text:span text:style-name="T150"><text:s/>have researched a lot about abstract data type .</text:span></text:p>
      <text:p text:style-name="P18"><text:span text:style-name="T150">5) I have started working on setupping the bas</text:span><text:span text:style-name="T152">ic</text:span><text:span text:style-name="T150"> layout of priority queue.</text:span></text:p>
      <text:p text:style-name="P51"/>
      <text:p text:style-name="P79">Project schedule</text:p>
      <text:p text:style-name="P19"/>
      <text:p text:style-name="P47">Before coding period actually starts :- </text:p>
      <text:p text:style-name="P20"><text:span text:style-name="T80">1) </text:span><text:span text:style-name="T134">To go through already built data structures and priority queue implementations </text:span><text:span text:style-name="T135">which will help us in deciding whether to make it from scratch or it can be used with certain modifications .</text:span></text:p>
      <text:p text:style-name="P20"><text:span text:style-name="T80">2) </text:span><text:span text:style-name="T81">Discussion with mentor about this project, that what </text:span><text:soft-page-break/><text:span text:style-name="T81">functionality are required </text:span><text:span text:style-name="T82">and also some knowledge ab</text:span><text:span text:style-name="T82">out OGDF's</text:span></text:p>
      <text:p text:style-name="P22">coding style.</text:p>
      <text:p text:style-name="P20"><text:span text:style-name="T83">3) Brushing up c++11 features . It is important to use inbuilt functions and </text:span><text:span text:style-name="T84">using standarad functionalities.</text:span></text:p>
      <text:p text:style-name="P20"><text:span text:style-name="T84">4) </text:span><text:span text:style-name="T133">Learning all the data structures which are used in this project. And then to devase a efficient algorithm to apply the data </text:span><text:span text:style-name="T133">structure.</text:span></text:p>
      <text:p text:style-name="P20"><text:span text:style-name="T85">5) It will </text:span><text:span text:style-name="T86">include basic setup like exceptional handling ,macros </text:span><text:span text:style-name="T87">etc.</text:span></text:p>
      <text:p text:style-name="P20"><text:span text:style-name="T88">6) To get familiar with </text:span><text:span text:style-name="T89">svn (subversion ) for next snapshot. </text:span><text:span text:style-name="T90">I have basic idea how to use svn . Because I have used github while working with “Espress organisation “ as a intern.</text:span></text:p>
      <text:p text:style-name="P23"/>
      <text:p text:style-name="P48"><text:span text:style-name="T91">Main Coding Period </text:span><text:span text:style-name="T92">time :-</text:span></text:p>
      <text:p text:style-name="P48"><text:span text:style-name="T92"/></text:p>
      <text:p text:style-name="P20"><text:span text:style-name="T93">1-2 weeks</text:span><text:span text:style-name="T95"> – </text:span><text:span text:style-name="T96">Main setup including layout of </text:span><text:span text:style-name="T136">abstract data types priority queue class and dictionary class with basic operations.</text:span></text:p>
      <text:p text:style-name="P21"><text:span text:style-name="T94">1 week </text:span><text:span text:style-name="T136">– Analysis where to use c++11 features in this project to make it better and efficient . And also easy to understand.</text:span></text:p>
      <text:p text:style-name="P21"><text:span text:style-name="T136"/></text:p>
      <text:p text:style-name="P52">Each individual <text:span text:style-name="T136">Data structure</text:span> in OGDF is divided into 4 parts:-</text:p>
      <text:p text:style-name="P52"/>
      <text:p text:style-name="P24">1) Research :- It is required to <text:span text:style-name="T137">understand the key concept of data structure , rule how to insert , checking time complexity , also removal method of element etc.</text:span></text:p>
      <text:p text:style-name="P20"><text:span text:style-name="T97">2) </text:span><text:span text:style-name="T98">Coding :- </text:span><text:span text:style-name="T99">Coding of the </text:span><text:span text:style-name="T137">Data structure</text:span><text:span text:style-name="T99"> will be </text:span><text:span text:style-name="T100">a</text:span><text:span text:style-name="T98">ccording to the </text:span><text:span text:style-name="T101">research done </text:span><text:span text:style-name="T100">and using c++11 featur</text:span><text:span text:style-name="T154">e</text:span><text:span text:style-name="T100">s .</text:span></text:p>
      <text:p text:style-name="P20"><text:span text:style-name="T100">3) </text:span><text:span text:style-name="T138">Implementation</text:span><text:span text:style-name="T102"> : - After coding part </text:span><text:span text:style-name="T138">implementation</text:span><text:span text:style-name="T102"> is required . </text:span><text:span text:style-name="T139">It willl be implemented using abstract data type priority queue and dictionary to check the functionality.</text:span></text:p>
      <text:p text:style-name="P20"><text:span text:style-name="T103">4) </text:span><text:span text:style-name="T140">Testing :- </text:span><text:span text:style-name="T141">testing is required after implementation of data structure. It will be tested with extreme boundary conditions .</text:span></text:p>
      <text:p text:style-name="P53"/>
      <text:p text:style-name="P53">Time <text:span text:style-name="T142">distribution for data structure : -</text:span></text:p>
      <text:p text:style-name="P120"/>
      <text:p text:style-name="P121">DICTINARY</text:p>
      <text:p text:style-name="P95"><text:soft-page-break/>red black tree<text:tab/><text:tab/>4 days</text:p>
      <text:p text:style-name="P95">(a,b) trees<text:tab/><text:tab/>4 days</text:p>
      <text:p text:style-name="P95">Avl tree<text:tab/><text:tab/><text:tab/>4 days</text:p>
      <text:p text:style-name="P95">BB[a] tree<text:tab/><text:tab/>1 week</text:p>
      <text:p text:style-name="P95">hashing<text:tab/><text:tab/><text:tab/>1 week</text:p>
      <text:p text:style-name="P95">skiplists<text:tab/><text:tab/><text:tab/>1 week</text:p>
      <text:p text:style-name="P95"/>
      <text:p text:style-name="P121">PRIORITY QUEUE</text:p>
      <text:p text:style-name="P96">fibonacci heaps<text:tab/>4 days</text:p>
      <text:p text:style-name="P96">binary heap<text:tab/><text:tab/>4 days</text:p>
      <text:p text:style-name="P96">pairing heap<text:tab/><text:tab/>4 days</text:p>
      <text:p text:style-name="P96">binomial heap<text:tab/><text:tab/>4 days</text:p>
      <text:p text:style-name="P96">hot queues<text:tab/><text:tab/>1 week</text:p>
      <text:p text:style-name="P25"/>
      <text:p text:style-name="P49">Overall testing </text:p>
      <text:p text:style-name="P20"><text:span text:style-name="T107">1 week – it will include making test files </text:span><text:span text:style-name="T108">for overall classes.</text:span></text:p>
      <text:p text:style-name="P25"/>
      <text:p text:style-name="P50">Documentation</text:p>
      <text:p text:style-name="P26">It will require 2 weeks for overall documentation of classes.</text:p>
      <text:p text:style-name="P9"/>
      <text:p text:style-name="P141">Gen<text:span text:style-name="T109">e</text:span>ral programming experience</text:p>
      <text:p text:style-name="P138"/>
      <text:p text:style-name="P129">Programming languages</text:p>
      <text:p text:style-name="P134"/>
      <text:p text:style-name="P134"><text:span text:style-name="T37">C<text:tab/><text:tab/></text:span><text:span text:style-name="T38">good<text:tab/>(4 years)</text:span></text:p>
      <text:p text:style-name="P134"><text:span text:style-name="T37">C++<text:tab/><text:tab/></text:span><text:span text:style-name="T38">good<text:tab/>(4 years)</text:span></text:p>
      <text:p text:style-name="P98">java<text:tab/><text:tab/>medium <text:s text:c="2"/>(2 years)</text:p>
      <text:p text:style-name="P98"/>
      <text:p text:style-name="P130"><text:span text:style-name="T110">Operating systems <text:s/></text:span><text:span text:style-name="T111"><text:s/>: - </text:span><text:span text:style-name="T68">Windows , Linux (4 years) , </text:span><text:span text:style-name="T69">mac</text:span></text:p>
      <text:p text:style-name="P99"/>
      <text:p text:style-name="P130"><text:span text:style-name="T112">Database Programming</text:span><text:span text:style-name="T70"> : - mysql ,plsql</text:span></text:p>
      <text:p text:style-name="P100"/>
      <text:p text:style-name="P130"><text:span text:style-name="T113">Libraries</text:span><text:span text:style-name="T71"> : - </text:span><text:span text:style-name="T72">opengl </text:span><text:span text:style-name="T73">(For 3d graphics)</text:span><text:span text:style-name="T72">, boost </text:span><text:span text:style-name="T74">(linear algebra)</text:span></text:p>
      <text:p text:style-name="P101"/>
      <text:p text:style-name="P130"><text:soft-page-break/><text:span text:style-name="T88">Version control :- </text:span><text:span text:style-name="T75"><text:s/>github</text:span></text:p>
      <text:p text:style-name="P102"/>
      <text:p text:style-name="P142">Academic Experience</text:p>
      <text:p text:style-name="P100"/>
      <text:p text:style-name="P131">Academic perform<text:span text:style-name="T157">a</text:span>nces</text:p>
      <text:p text:style-name="P131"/>
      <text:p text:style-name="P103">Courses<text:tab/><text:tab/>GRADE<text:tab/><text:tab/>DETAILS<text:tab/></text:p>
      <text:p text:style-name="P104"><text:span text:style-name="T114">CP1<text:tab/><text:tab/><text:tab/></text:span><text:span text:style-name="T115">A</text:span><text:span text:style-name="T114"><text:tab/><text:tab/><text:tab/>( c language)</text:span></text:p>
      <text:p text:style-name="P103">C++<text:tab/><text:tab/><text:tab/><text:span text:style-name="T158">A</text:span><text:tab/><text:tab/><text:tab/>( c++ language)</text:p>
      <text:p text:style-name="P104"><text:span text:style-name="T114">DSA<text:tab/><text:tab/></text:span><text:span text:style-name="T158">A</text:span><text:span text:style-name="T118"><text:tab/><text:tab/><text:tab/>( </text:span><text:span text:style-name="T119">data structure and algorithms)</text:span></text:p>
      <text:p text:style-name="P105"/>
      <text:p text:style-name="P105">Courses pursuing : -</text:p>
      <text:p text:style-name="P104"><text:span text:style-name="T120">PSNA<text:tab/><text:tab/>-<text:tab/><text:tab/><text:tab/>(</text:span><text:span text:style-name="T121">probability and numerical analysis)</text:span></text:p>
      <text:p text:style-name="P104"><text:span text:style-name="T122">OS<text:tab/><text:tab/><text:tab/>-<text:tab/><text:tab/><text:tab/>(</text:span><text:span text:style-name="T123">linux)</text:span></text:p>
      <text:p text:style-name="P106"/>
      <text:p text:style-name="P132">Experience of graph algorithm</text:p>
      <text:p text:style-name="P107"/>
      <text:p text:style-name="P130"><text:span text:style-name="T76">In sem 3</text:span><text:span text:style-name="T104">rd</text:span><text:span text:style-name="T76"> , I have completed Data structure and algorithm course .</text:span></text:p>
      <text:p text:style-name="P130"><text:span text:style-name="T76">I have made projects on graph th</text:span><text:span text:style-name="T77">eory , and then i have also used graph theory in programming contest and won <text:s/>prizes in nirma </text:span><text:span text:style-name="T78">and other competitions.</text:span></text:p>
      <text:p text:style-name="P123"/>
      <text:p text:style-name="P123">Projects</text:p>
      <text:p text:style-name="P123"/>
      <text:p text:style-name="P108">Shortest path algorithm<text:tab/><text:tab/>(djikstra's algorithm)</text:p>
      <text:p text:style-name="P108">kruskal's algorithm</text:p>
      <text:p text:style-name="P108">DFS <text:tab/><text:tab/><text:tab/><text:tab/><text:tab/>(depth first search)</text:p>
      <text:p text:style-name="P108">BFS<text:tab/><text:tab/><text:tab/><text:tab/><text:tab/><text:tab/>(breadth first search)</text:p>
      <text:p text:style-name="P109">Time table scheduler<text:tab/><text:tab/>(using graph theory (NP-hard ))</text:p>
      <text:p text:style-name="P110">Avl tree<text:tab/><text:tab/><text:tab/><text:tab/><text:tab/></text:p>
      <text:p text:style-name="P111">Threaded binary tree</text:p>
      <text:p text:style-name="P111"/>
      <text:p text:style-name="P111">I have made all these Projects using Graphics. In case of tree program ,all the nodes with edges were displayed on the screen.</text:p>
      <text:p text:style-name="P111"><text:soft-page-break/></text:p>
      <text:p text:style-name="P124">Initial Projects </text:p>
      <text:p text:style-name="P124"/>
      <text:p text:style-name="P133"><text:span text:style-name="T39">Fivestone game<text:tab/><text:tab/><text:tab/>(c++ advanced versio</text:span><text:span text:style-name="T40">n</text:span><text:span text:style-name="T39"> of tic tac toe)</text:span></text:p>
      <text:p text:style-name="P112">Snake game <text:tab/><text:tab/><text:tab/><text:tab/>(turbo c++)</text:p>
      <text:p text:style-name="P112">Data Encryption standarad <text:s text:c="4"/>(c++ standarad des)</text:p>
      <text:p text:style-name="P112"/>
      <text:p text:style-name="P125">Knowledge in algorithms</text:p>
      <text:p text:style-name="P125"/>
      <text:p text:style-name="P130"><text:span text:style-name="T41">Solved problems of : - </text:span><text:span text:style-name="T42">(Programming sites)</text:span></text:p>
      <text:p text:style-name="P133"><text:span text:style-name="T42">S</text:span><text:span text:style-name="T41">poj<text:tab/><text:tab/><text:tab/><text:tab/><text:tab/><text:tab/></text:span><text:span text:style-name="T66">around </text:span><text:span text:style-name="T41">5000(rank) </text:span><text:span text:style-name="T66">[dyanamic]</text:span></text:p>
      <text:p text:style-name="P113">codejam</text:p>
      <text:p text:style-name="P114">Acm Icpc</text:p>
      <text:p text:style-name="P114">Codechef</text:p>
      <text:p text:style-name="P115">Facebook hacker cup</text:p>
      <text:p text:style-name="P106"/>
      <text:p text:style-name="P106"><text:span text:style-name="T124">I love algorithms and specially graph algorithms . I have studied lot of material on Graph theory. It helps in many NP-hard problem . </text:span><text:span text:style-name="T125">Coloring in the graph theory is special feature which makes the task very easier and solves NP-hard problem. </text:span><text:span text:style-name="T126">I have applied coloring in graph.</text:span></text:p>
      <text:p text:style-name="P139"/>
      <text:p text:style-name="P139"/>
      <text:p text:style-name="P140">Why OGDF is imporant for me?</text:p>
      <text:p text:style-name="P140"/>
      <text:p text:style-name="P106"><text:span text:style-name="T127">To learn new algorithms is my passion. Although i have graph theory cousre in 3</text:span><text:span text:style-name="T106">rd</text:span><text:span text:style-name="T127"> sem ,but i have completed in 2</text:span><text:span text:style-name="T106">nd</text:span><text:span text:style-name="T127"> sem only.</text:span></text:p>
      <text:p text:style-name="P116">While coding in the programming contest i have faced difficulties like NP-hard problem then because of that i started learning Graph theory. I always think about layout of graphs algorithm and I have searched a lot about layouts of Graph algorithms. I have also made small project in c++ (turboc++) which prints the binary tree in 2D.</text:p>
      <text:p text:style-name="P116">I always try to minimise my logic so that it can be optimised to maximum level. Currently I am pursuing PSNA course which <text:span text:style-name="T128">i</text:span>s <text:soft-page-break/>all about optimisation using linear algebra. So I would like to cont<text:span text:style-name="T129">r</text:span>ibute in LINEAR ALGEBRA <text:s/>AND <text:span text:style-name="T159">BASIC </text:span>SUPPORT . <text:span text:style-name="T130">This organisation is important for me </text:span><text:span text:style-name="T131">because i can implement my interest in this. </text:span><text:span text:style-name="T160">I <text:s/>love logic with best optimisation . </text:span><text:span text:style-name="T161">I have solved many problems of codechef, spoj etc </text:span><text:span text:style-name="T162">in which execution time matters a lot. </text:span><text:span text:style-name="T163">I prefer dyanamic programming instead of recursive functions . </text:span><text:span text:style-name="T164">So i would love to work with OGDF in this topic. </text:span></text:p>
      <text:p text:style-name="P127"/>
      <text:p text:style-name="P127"/>
      <text:p text:style-name="P9"/>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neet </meta:initial-creator>
    <meta:creation-date>2014-03-19T20:03:32</meta:creation-date>
    <meta:generator>LibreOffice/4.0.2.2$Linux_x86 LibreOffice_project/400m0$Build-2</meta:generator>
    <dc:date>2014-03-21T21:47:23</dc:date>
    <dc:creator>puneet </dc:creator>
    <meta:editing-duration>P1DT16H42M4S</meta:editing-duration>
    <meta:editing-cycles>85</meta:editing-cycles>
    <meta:document-statistic meta:table-count="0" meta:image-count="0" meta:object-count="0" meta:page-count="9" meta:paragraph-count="132" meta:word-count="1414" meta:character-count="8538" meta:non-whitespace-character-count="7127"/>
  </office:meta>
</office:document-meta>
</file>